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2" style:parent-style-name="Párrafodelista" style:family="paragraph">
      <style:paragraph-properties fo:margin-left="0in">
        <style:tab-stops/>
      </style:paragraph-properties>
    </style:style>
    <style:style style:name="T3" style:parent-style-name="Fuentedepárrafopredeter." style:family="text">
      <style:text-properties style:font-name-complex="Arial"/>
    </style:style>
    <style:style style:name="P4" style:parent-style-name="Párrafodelista" style:family="paragraph">
      <style:paragraph-properties fo:margin-left="0in">
        <style:tab-stops/>
      </style:paragraph-properties>
    </style:style>
    <style:style style:name="T5" style:parent-style-name="Fuentedepárrafopredeter." style:family="text">
      <style:text-properties style:font-name-complex="Arial"/>
    </style:style>
    <style:style style:name="T6" style:parent-style-name="Fuentedepárrafopredeter." style:family="text">
      <style:text-properties fo:color="#000000"/>
    </style:style>
    <style:style style:name="P7" style:parent-style-name="Standard" style:family="paragraph">
      <style:text-properties fo:color="#000000"/>
    </style:style>
    <style:style style:name="P8" style:parent-style-name="Standard" style:family="paragraph">
      <style:text-properties style:text-underline-type="single" style:text-underline-style="solid" style:text-underline-width="auto" style:text-underline-mode="continuous"/>
    </style:style>
    <style:style style:name="T9"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T10" style:parent-style-name="Fuentedepárrafopredeter." style:family="text">
      <style:text-properties style:font-name="Liberation SerifLiberation Seri" fo:color="#000000" fo:background-color="#FBFCFD"/>
    </style:style>
    <style:style style:name="P11" style:parent-style-name="Standard" style:family="paragraph">
      <style:text-properties style:font-name="Liberation SerifLiberation Seri" fo:color="#000000" fo:background-color="#FBFCFD"/>
    </style:style>
    <style:style style:name="P12" style:parent-style-name="Standard" style:family="paragraph">
      <style:text-properties style:font-name="Liberation SerifLiberation Seri" fo:color="#000000" fo:background-color="#FBFCFD"/>
    </style:style>
    <style:style style:name="P13" style:parent-style-name="Standard" style:family="paragraph">
      <style:text-properties style:font-name="Liberation SerifLiberation Seri" fo:color="#000000" fo:background-color="#FBFCFD"/>
    </style:style>
    <style:style style:name="P14" style:parent-style-name="Standard" style:family="paragraph">
      <style:text-properties style:font-name="Liberation SerifLiberation Seri" fo:color="#000000" fo:background-color="#FBFCFD"/>
    </style:style>
    <style:style style:name="P15" style:parent-style-name="Standard" style:family="paragraph">
      <style:text-properties style:font-name="Liberation SerifLiberation Seri" fo:color="#000000" fo:background-color="#FBFCFD"/>
    </style:style>
    <style:style style:name="P16" style:parent-style-name="Standard" style:family="paragraph">
      <style:text-properties style:font-name="Liberation SerifLiberation Seri" fo:color="#000000" fo:background-color="#FBFCFD"/>
    </style:style>
    <style:style style:name="P17" style:parent-style-name="Standard" style:family="paragraph">
      <style:text-properties style:font-name="Liberation SerifLiberation Seri" fo:color="#000000" fo:background-color="#FBFCFD"/>
    </style:style>
    <style:style style:name="P18" style:parent-style-name="Standard" style:family="paragraph">
      <style:text-properties style:font-name="Liberation SerifLiberation Seri" fo:color="#000000" fo:background-color="#FBFCFD"/>
    </style:style>
    <style:style style:name="P19" style:parent-style-name="Standard" style:family="paragraph">
      <style:text-properties style:font-name="Liberation SerifLiberation Seri" fo:color="#000000" fo:background-color="#FBFCFD"/>
    </style:style>
    <style:style style:name="P20" style:parent-style-name="Standard" style:family="paragraph">
      <style:text-properties style:font-name="Liberation SerifLiberation Seri" fo:color="#000000" fo:background-color="#FBFCFD"/>
    </style:style>
    <style:style style:name="P21" style:parent-style-name="Standard" style:family="paragraph">
      <style:text-properties style:font-name="Liberation SerifLiberation Seri" fo:color="#000000" fo:background-color="#FBFCFD"/>
    </style:style>
    <style:style style:name="P22" style:parent-style-name="Standard" style:family="paragraph">
      <style:text-properties style:font-name="Liberation SerifLiberation Seri" fo:color="#000000" fo:background-color="#FBFCFD"/>
    </style:style>
    <style:style style:name="P23" style:parent-style-name="Standard" style:family="paragraph">
      <style:text-properties style:font-name="Liberation SerifLiberation Seri" fo:color="#000000" fo:background-color="#FBFCFD"/>
    </style:style>
    <style:style style:name="P24" style:parent-style-name="Standard" style:family="paragraph">
      <style:text-properties style:font-name="Liberation SerifLiberation Seri" fo:color="#000000" fo:background-color="#FBFCFD"/>
    </style:style>
    <style:style style:name="P25" style:parent-style-name="Standard" style:family="paragraph">
      <style:text-properties style:font-name="Liberation SerifLiberation Seri" fo:color="#000000" fo:background-color="#FBFCFD"/>
    </style:style>
    <style:style style:name="P26" style:parent-style-name="Standard" style:family="paragraph">
      <style:text-properties style:font-name="Liberation SerifLiberation Seri" fo:color="#000000" fo:background-color="#FBFCFD"/>
    </style:style>
    <style:style style:name="P27" style:parent-style-name="Standard" style:family="paragraph">
      <style:text-properties style:font-name="Liberation SerifLiberation Seri" fo:color="#000000" fo:background-color="#FBFCFD"/>
    </style:style>
    <style:style style:name="P28" style:parent-style-name="Standard" style:family="paragraph">
      <style:text-properties style:font-name="Liberation SerifLiberation Seri" fo:color="#000000" fo:background-color="#FBFCFD"/>
    </style:style>
    <style:style style:name="P29" style:parent-style-name="Standard" style:family="paragraph">
      <style:text-properties style:font-name="Liberation SerifLiberation Seri" fo:color="#000000" fo:background-color="#FBFCFD"/>
    </style:style>
    <style:style style:name="T30" style:parent-style-name="Fuentedepárrafopredeter." style:family="text">
      <style:text-properties style:font-name="Liberation SerifLiberation Seri" fo:color="#000000" fo:background-color="#FBFCFD"/>
    </style:style>
    <style:style style:name="P31" style:parent-style-name="Standard" style:family="paragraph">
      <style:text-properties style:font-name="Liberation SerifLiberation Seri" fo:color="#000000" fo:background-color="#FBFCFD"/>
    </style:style>
    <style:style style:name="P32" style:parent-style-name="Standard" style:family="paragraph">
      <style:text-properties style:font-name="Liberation SerifLiberation Seri" fo:color="#000000" fo:background-color="#FBFCFD"/>
    </style:style>
    <style:style style:name="P33" style:parent-style-name="Standard" style:family="paragraph">
      <style:text-properties style:font-name="Liberation SerifLiberation Seri" fo:color="#000000" fo:background-color="#FBFCFD"/>
    </style:style>
    <style:style style:name="P34" style:parent-style-name="Standard" style:family="paragraph">
      <style:text-properties style:font-name="Liberation SerifLiberation Seri" fo:color="#000000" fo:background-color="#FBFCFD"/>
    </style:style>
    <style:style style:name="P35" style:parent-style-name="Standard" style:family="paragraph">
      <style:text-properties style:font-name="Liberation SerifLiberation Seri" fo:color="#000000" fo:background-color="#FBFCFD"/>
    </style:style>
    <style:style style:name="P36" style:parent-style-name="Standard" style:family="paragraph">
      <style:text-properties style:font-name="Liberation SerifLiberation Seri" fo:color="#000000" fo:background-color="#FBFCFD"/>
    </style:style>
    <style:style style:name="P37" style:parent-style-name="Standard" style:family="paragraph">
      <style:text-properties style:font-name="Liberation SerifLiberation Seri" fo:color="#000000" fo:background-color="#FBFCFD"/>
    </style:style>
    <style:style style:name="P38" style:parent-style-name="Standard" style:family="paragraph">
      <style:text-properties style:font-name="Liberation SerifLiberation Seri" fo:color="#000000" fo:background-color="#FBFCFD"/>
    </style:style>
    <style:style style:name="P39" style:parent-style-name="Standard" style:family="paragraph">
      <style:text-properties style:font-name="Liberation SerifLiberation Seri" fo:color="#000000" fo:background-color="#FBFCFD"/>
    </style:style>
    <style:style style:name="P40" style:parent-style-name="Standard" style:family="paragraph">
      <style:text-properties style:font-name="Liberation SerifLiberation Seri" fo:color="#000000" fo:background-color="#FBFCFD"/>
    </style:style>
    <style:style style:name="P41" style:parent-style-name="Standard" style:family="paragraph">
      <style:text-properties style:font-name="Liberation SerifLiberation Seri" fo:color="#000000" fo:background-color="#FBFCFD"/>
    </style:style>
    <style:style style:name="P42" style:parent-style-name="Standard" style:family="paragraph">
      <style:text-properties style:font-name="Liberation SerifLiberation Seri" fo:color="#000000" fo:background-color="#FBFCFD"/>
    </style:style>
    <style:style style:name="P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52"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3"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4"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5"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P56" style:parent-style-name="Standard" style:family="paragraph">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7" style:parent-style-name="Fuentedepárrafopredeter." style:family="text">
      <style:text-properties style:font-name-complex="Arial" fo:color="#222222" fo:background-color="#FFFFFF"/>
    </style:style>
    <style:style style:name="P5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66"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6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27"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28" style:parent-style-name="Fuentedepárrafopredeter." style:family="text">
      <style:text-properties style:font-name="Liberation SerifLiberation Seri" style:language-asian="es" style:country-asian="ES" style:language-complex="ar" style:country-complex="SA"/>
    </style:style>
    <style:style style:name="P129" style:parent-style-name="Standard" style:family="paragraph">
      <style:text-properties style:font-name="Liberation SerifLiberation Seri" style:language-asian="es" style:country-asian="ES" style:language-complex="ar" style:country-complex="SA"/>
    </style:style>
    <style:style style:name="P130" style:parent-style-name="Standard" style:family="paragraph">
      <style:text-properties style:font-name="Liberation SerifLiberation Seri" style:language-asian="es" style:country-asian="ES" style:language-complex="ar" style:country-complex="SA"/>
    </style:style>
    <style:style style:name="P131" style:parent-style-name="Standard" style:family="paragraph">
      <style:text-properties style:font-name="Liberation SerifLiberation Seri" style:language-asian="es" style:country-asian="ES" style:language-complex="ar" style:country-complex="SA"/>
    </style:style>
    <style:style style:name="P132" style:parent-style-name="Standard" style:family="paragraph">
      <style:text-properties style:font-name="Liberation SerifLiberation Seri" style:language-asian="es" style:country-asian="ES" style:language-complex="ar" style:country-complex="SA"/>
    </style:style>
    <style:style style:name="P133" style:parent-style-name="Standard" style:family="paragraph">
      <style:text-properties style:font-name="Liberation SerifLiberation Seri" style:language-asian="es" style:country-asian="ES" style:language-complex="ar" style:country-complex="SA"/>
    </style:style>
    <style:style style:name="P134" style:parent-style-name="Standard" style:family="paragraph">
      <style:text-properties style:font-name="Liberation SerifLiberation Seri" style:language-asian="es" style:country-asian="ES" style:language-complex="ar" style:country-complex="SA"/>
    </style:style>
    <style:style style:name="P135" style:parent-style-name="Standard" style:family="paragraph">
      <style:text-properties style:font-name="Liberation SerifLiberation Seri" style:language-asian="es" style:country-asian="ES" style:language-complex="ar" style:country-complex="SA"/>
    </style:style>
    <style:style style:name="T136" style:parent-style-name="Fuentedepárrafopredeter." style:family="text">
      <style:text-properties style:font-name="Liberation SerifLiberation Seri" style:language-asian="es" style:country-asian="ES" style:language-complex="ar" style:country-complex="SA"/>
    </style:style>
    <style:style style:name="T137"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38" style:parent-style-name="Fuentedepárrafopredeter." style:family="text">
      <style:text-properties style:font-name="Liberation SerifLiberation Seri" style:language-asian="es" style:country-asian="ES" style:language-complex="ar" style:country-complex="SA"/>
    </style:style>
    <style:style style:name="T139"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14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44"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45" style:parent-style-name="Fuentedepárrafopredeter." style:family="text">
      <style:text-properties style:font-name="Liberation SerifLiberation Seri" style:language-asian="es" style:country-asian="ES" style:language-complex="ar" style:country-complex="SA"/>
    </style:style>
    <style:style style:name="P146" style:parent-style-name="Standard" style:family="paragraph">
      <style:text-properties style:font-name="Liberation SerifLiberation Seri" style:language-asian="es" style:country-asian="ES" style:language-complex="ar" style:country-complex="SA"/>
    </style:style>
    <style:style style:name="P147" style:parent-style-name="Standard" style:family="paragraph">
      <style:text-properties style:font-name="Liberation SerifLiberation Seri" style:language-asian="es" style:country-asian="ES" style:language-complex="ar" style:country-complex="SA"/>
    </style:style>
    <style:style style:name="P148" style:parent-style-name="Standard" style:family="paragraph">
      <style:text-properties style:font-name="Liberation SerifLiberation Seri" style:language-asian="es" style:country-asian="ES" style:language-complex="ar" style:country-complex="SA"/>
    </style:style>
    <style:style style:name="P149" style:parent-style-name="Standard" style:family="paragraph">
      <style:text-properties style:font-name="Liberation SerifLiberation Seri" style:language-asian="es" style:country-asian="ES" style:language-complex="ar" style:country-complex="SA"/>
    </style:style>
    <style:style style:name="P150" style:parent-style-name="Standard" style:family="paragraph">
      <style:text-properties style:font-name="Liberation SerifLiberation Seri" style:language-asian="es" style:country-asian="ES" style:language-complex="ar" style:country-complex="SA"/>
    </style:style>
    <style:style style:name="P151" style:parent-style-name="Standard" style:family="paragraph">
      <style:text-properties style:font-name="Liberation SerifLiberation Seri" style:language-asian="es" style:country-asian="ES" style:language-complex="ar" style:country-complex="SA"/>
    </style:style>
    <style:style style:name="P152" style:parent-style-name="Standard" style:family="paragraph">
      <style:text-properties style:font-name="Liberation SerifLiberation Seri" style:language-asian="es" style:country-asian="ES" style:language-complex="ar" style:country-complex="SA"/>
    </style:style>
    <style:style style:name="P153" style:parent-style-name="Standard" style:family="paragraph">
      <style:text-properties style:font-name="Liberation SerifLiberation Seri" style:language-asian="es" style:country-asian="ES" style:language-complex="ar" style:country-complex="SA"/>
    </style:style>
    <style:style style:name="P154" style:parent-style-name="Standard" style:family="paragraph">
      <style:text-properties style:font-name="Liberation SerifLiberation Seri" style:language-asian="es" style:country-asian="ES" style:language-complex="ar" style:country-complex="SA"/>
    </style:style>
    <style:style style:name="P155" style:parent-style-name="Standard" style:family="paragraph">
      <style:text-properties style:font-name="Liberation SerifLiberation Seri" style:language-asian="es" style:country-asian="ES" style:language-complex="ar" style:country-complex="SA"/>
    </style:style>
    <style:style style:name="P156" style:parent-style-name="Standard" style:family="paragraph">
      <style:text-properties style:font-name="Liberation SerifLiberation Seri" style:language-asian="es" style:country-asian="ES" style:language-complex="ar" style:country-complex="SA"/>
    </style:style>
    <style:style style:name="P157" style:parent-style-name="Standard" style:family="paragraph">
      <style:text-properties style:font-name="Liberation SerifLiberation Seri" style:language-asian="es" style:country-asian="ES" style:language-complex="ar" style:country-complex="SA"/>
    </style:style>
    <style:style style:name="P158" style:parent-style-name="Standard" style:family="paragraph">
      <style:text-properties style:font-name="Liberation SerifLiberation Seri" style:language-asian="es" style:country-asian="ES" style:language-complex="ar" style:country-complex="SA"/>
    </style:style>
    <style:style style:name="P159" style:parent-style-name="Standard" style:family="paragraph">
      <style:text-properties style:font-name="Liberation SerifLiberation Seri" style:language-asian="es" style:country-asian="ES" style:language-complex="ar" style:country-complex="SA"/>
    </style:style>
    <style:style style:name="P160" style:parent-style-name="Standard" style:family="paragraph">
      <style:text-properties style:font-name="Liberation SerifLiberation Seri" style:language-asian="es" style:country-asian="ES" style:language-complex="ar" style:country-complex="SA"/>
    </style:style>
    <style:style style:name="P161" style:parent-style-name="Standard" style:family="paragraph">
      <style:text-properties style:font-name="Liberation SerifLiberation Seri" style:language-asian="es" style:country-asian="ES" style:language-complex="ar" style:country-complex="SA"/>
    </style:style>
    <style:style style:name="P162" style:parent-style-name="Standard" style:family="paragraph">
      <style:text-properties style:font-name="Liberation SerifLiberation Seri" style:language-asian="es" style:country-asian="ES" style:language-complex="ar" style:country-complex="SA"/>
    </style:style>
    <style:style style:name="P163" style:parent-style-name="Standard" style:family="paragraph">
      <style:text-properties style:font-name="Liberation SerifLiberation Seri" style:language-asian="es" style:country-asian="ES" style:language-complex="ar" style:country-complex="SA"/>
    </style:style>
    <style:style style:name="P164" style:parent-style-name="Standard" style:family="paragraph">
      <style:text-properties style:font-name="Liberation SerifLiberation Seri" style:language-asian="es" style:country-asian="ES" style:language-complex="ar" style:country-complex="SA"/>
    </style:style>
    <style:style style:name="P165" style:parent-style-name="Standard" style:family="paragraph">
      <style:text-properties style:font-name="Liberation SerifLiberation Seri" style:language-asian="es" style:country-asian="ES" style:language-complex="ar" style:country-complex="SA"/>
    </style:style>
    <style:style style:name="P166" style:parent-style-name="Standard" style:family="paragraph">
      <style:text-properties style:font-name="Liberation SerifLiberation Seri" style:language-asian="es" style:country-asian="ES" style:language-complex="ar" style:country-complex="SA"/>
    </style:style>
    <style:style style:name="P167" style:parent-style-name="Standard" style:family="paragraph">
      <style:text-properties style:font-name="Liberation SerifLiberation Seri" style:language-asian="es" style:country-asian="ES" style:language-complex="ar" style:country-complex="SA"/>
    </style:style>
    <style:style style:name="P168" style:parent-style-name="Standard" style:family="paragraph">
      <style:text-properties style:font-name="Liberation SerifLiberation Seri" style:language-asian="es" style:country-asian="ES" style:language-complex="ar" style:country-complex="SA"/>
    </style:style>
    <style:style style:name="P169" style:parent-style-name="Standard" style:family="paragraph">
      <style:text-properties style:font-name="Liberation SerifLiberation Seri" style:language-asian="es" style:country-asian="ES" style:language-complex="ar" style:country-complex="SA"/>
    </style:style>
    <style:style style:name="P170" style:parent-style-name="Standard" style:family="paragraph">
      <style:text-properties style:font-name="Liberation SerifLiberation Seri" style:language-asian="es" style:country-asian="ES" style:language-complex="ar" style:country-complex="SA"/>
    </style:style>
    <style:style style:name="P171" style:parent-style-name="Standard" style:family="paragraph">
      <style:text-properties style:font-name="Liberation SerifLiberation Seri" style:language-asian="es" style:country-asian="ES" style:language-complex="ar" style:country-complex="SA"/>
    </style:style>
    <style:style style:name="P172" style:parent-style-name="Standard" style:family="paragraph">
      <style:text-properties style:font-name="Liberation SerifLiberation Seri" style:language-asian="es" style:country-asian="ES" style:language-complex="ar" style:country-complex="SA"/>
    </style:style>
    <style:style style:name="P173" style:parent-style-name="Standard" style:family="paragraph">
      <style:text-properties style:font-name="Liberation SerifLiberation Seri" style:language-asian="es" style:country-asian="ES" style:language-complex="ar" style:country-complex="SA"/>
    </style:style>
    <style:style style:name="P174" style:parent-style-name="Standard" style:family="paragraph">
      <style:text-properties style:font-name="Liberation SerifLiberation Seri" style:language-asian="es" style:country-asian="ES" style:language-complex="ar" style:country-complex="SA"/>
    </style:style>
    <style:style style:name="P175" style:parent-style-name="Standard" style:family="paragraph">
      <style:text-properties style:font-name="Liberation SerifLiberation Seri" style:language-asian="es" style:country-asian="ES" style:language-complex="ar" style:country-complex="SA"/>
    </style:style>
    <style:style style:name="P176" style:parent-style-name="Standard" style:family="paragraph">
      <style:text-properties style:font-name="Liberation SerifLiberation Seri" style:language-asian="es" style:country-asian="ES" style:language-complex="ar" style:country-complex="SA"/>
    </style:style>
    <style:style style:name="P177" style:parent-style-name="Standard" style:family="paragraph">
      <style:text-properties style:font-name="Liberation SerifLiberation Seri" style:language-asian="es" style:country-asian="ES" style:language-complex="ar" style:country-complex="SA"/>
    </style:style>
    <style:style style:name="P178" style:parent-style-name="Standard" style:family="paragraph">
      <style:text-properties style:font-name="Liberation SerifLiberation Seri" style:language-asian="es" style:country-asian="ES" style:language-complex="ar" style:country-complex="SA"/>
    </style:style>
    <style:style style:name="T179" style:parent-style-name="Fuentedepárrafopredeter." style:family="text">
      <style:text-properties style:font-name="Liberation SerifLiberation Seri" style:language-asian="es" style:country-asian="ES" style:language-complex="ar" style:country-complex="SA"/>
    </style:style>
    <style:style style:name="P180" style:parent-style-name="Standard" style:family="paragraph">
      <style:text-properties style:font-name="Liberation SerifLiberation Seri" style:language-asian="es" style:country-asian="ES" style:language-complex="ar" style:country-complex="SA"/>
    </style:style>
    <style:style style:name="P181" style:parent-style-name="Standard" style:family="paragraph">
      <style:text-properties style:font-name="Liberation SerifLiberation Seri" style:language-asian="es" style:country-asian="ES" style:language-complex="ar" style:country-complex="SA"/>
    </style:style>
    <style:style style:name="P182" style:parent-style-name="Standard" style:family="paragraph">
      <style:text-properties style:font-name="Liberation SerifLiberation Seri" style:language-asian="es" style:country-asian="ES" style:language-complex="ar" style:country-complex="SA"/>
    </style:style>
    <style:style style:name="P183" style:parent-style-name="Standard" style:family="paragraph">
      <style:text-properties style:font-name="Liberation SerifLiberation Seri" style:language-asian="es" style:country-asian="ES" style:language-complex="ar" style:country-complex="SA"/>
    </style:style>
    <style:style style:name="P184" style:parent-style-name="Standard" style:family="paragraph">
      <style:text-properties style:font-name="Liberation SerifLiberation Seri" style:language-asian="es" style:country-asian="ES" style:language-complex="ar" style:country-complex="SA"/>
    </style:style>
    <style:style style:name="P185" style:parent-style-name="Standard" style:family="paragraph">
      <style:text-properties style:font-name="Liberation SerifLiberation Seri" style:language-asian="es" style:country-asian="ES" style:language-complex="ar" style:country-complex="SA"/>
    </style:style>
    <style:style style:name="P186" style:parent-style-name="Standard" style:family="paragraph">
      <style:text-properties style:font-name="Liberation SerifLiberation Seri" style:language-asian="es" style:country-asian="ES" style:language-complex="ar" style:country-complex="SA"/>
    </style:style>
    <style:style style:name="P187" style:parent-style-name="Standard" style:family="paragraph">
      <style:text-properties style:font-name="Liberation SerifLiberation Seri" style:language-asian="es" style:country-asian="ES" style:language-complex="ar" style:country-complex="SA"/>
    </style:style>
    <style:style style:name="P188" style:parent-style-name="Standard" style:family="paragraph">
      <style:text-properties style:font-name="Liberation SerifLiberation Seri" style:language-asian="es" style:country-asian="ES" style:language-complex="ar" style:country-complex="SA"/>
    </style:style>
    <style:style style:name="P189" style:parent-style-name="Standard" style:family="paragraph">
      <style:text-properties style:font-name="Liberation SerifLiberation Seri" style:language-asian="es" style:country-asian="ES" style:language-complex="ar" style:country-complex="SA"/>
    </style:style>
    <style:style style:name="T190" style:parent-style-name="Fuentedepárrafopredeter." style:family="text">
      <style:text-properties style:font-name="Liberation SerifLiberation Seri" style:language-asian="es" style:country-asian="ES" style:language-complex="ar" style:country-complex="SA"/>
    </style:style>
    <style:style style:name="T191" style:parent-style-name="Fuentedepárrafopredeter." style:family="text">
      <style:text-properties style:font-name="Liberation SerifLiberation Seri"/>
    </style:style>
    <style:style style:name="P192" style:parent-style-name="Standard" style:family="paragraph">
      <style:text-properties style:font-name="Liberation SerifLiberation Seri"/>
    </style:style>
    <style:style style:name="T193" style:parent-style-name="Fuentedepárrafopredeter." style:family="text">
      <style:text-properties style:language-asian="es" style:country-asian="ES" style:language-complex="ar" style:country-complex="SA"/>
    </style:style>
    <style:style style:name="P194" style:parent-style-name="Normal" style:family="paragraph">
      <style:text-properties style:language-asian="es" style:country-asian="ES" style:language-complex="ar" style:country-complex="SA"/>
    </style:style>
    <style:style style:name="P195" style:parent-style-name="Normal" style:family="paragraph">
      <style:text-properties style:language-asian="es" style:country-asian="ES" style:language-complex="ar" style:country-complex="SA"/>
    </style:style>
    <style:style style:name="T196" style:parent-style-name="Fuentedepárrafopredeter." style:family="text">
      <style:text-properties style:language-asian="es" style:country-asian="ES" style:language-complex="ar" style:country-complex="SA"/>
    </style:style>
    <style:style style:name="P197" style:parent-style-name="Standard" style:family="paragraph">
      <style:text-properties style:font-name="Liberation SerifLiberation Seri" style:language-asian="es" style:country-asian="ES" style:language-complex="ar" style:country-complex="SA"/>
    </style:style>
    <style:style style:name="P198" style:parent-style-name="Standard" style:family="paragraph">
      <style:text-properties style:font-name="Liberation SerifLiberation Seri" style:language-asian="es" style:country-asian="ES" style:language-complex="ar" style:country-complex="SA"/>
    </style:style>
    <style:style style:name="P199" style:parent-style-name="Standard" style:family="paragraph">
      <style:text-properties style:font-name="Liberation SerifLiberation Seri" style:language-asian="es" style:country-asian="ES" style:language-complex="ar" style:country-complex="SA"/>
    </style:style>
    <style:style style:name="P200" style:parent-style-name="Standard" style:family="paragraph">
      <style:text-properties style:font-name="Liberation SerifLiberation Seri" style:language-asian="es" style:country-asian="ES" style:language-complex="ar" style:country-complex="SA"/>
    </style:style>
    <style:style style:name="T201" style:parent-style-name="Fuentedepárrafopredeter." style:family="text">
      <style:text-properties style:language-asian="es" style:country-asian="ES" style:language-complex="ar" style:country-complex="SA"/>
    </style:style>
    <style:style style:name="T202"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03" style:parent-style-name="Fuentedepárrafopredeter." style:family="text">
      <style:text-properties style:language-asian="es" style:country-asian="ES" style:language-complex="ar" style:country-complex="SA"/>
    </style:style>
    <style:style style:name="T204"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05"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06"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07" style:parent-style-name="Fuentedepárrafopredeter." style:family="text">
      <style:text-properties style:language-asian="es" style:country-asian="ES" style:language-complex="ar" style:country-complex="SA"/>
    </style:style>
    <style:style style:name="T208"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P209"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0"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1"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2"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3"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4"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5"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6"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7"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8"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9"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20"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T221"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P222" style:parent-style-name="Standard" style:family="paragraph">
      <style:text-properties style:font-name="Liberation SerifLiberation Seri" style:language-asian="es" style:country-asian="ES" style:language-complex="ar" style:country-complex="SA"/>
    </style:style>
    <style:style style:name="T223" style:parent-style-name="Fuentedepárrafopredeter." style:family="text">
      <style:text-properties style:font-name="Liberation SerifLiberation Seri" style:language-asian="es" style:country-asian="ES" style:language-complex="ar" style:country-complex="SA"/>
    </style:style>
    <style:style style:name="T224" style:parent-style-name="Fuentedepárrafopredeter." style:family="text">
      <style:text-properties style:font-name="Liberation SerifLiberation Seri" style:font-name-asian="Times New Roman" style:font-name-complex="Times New Roman" style:letter-kerning="false" style:language-asian="es" style:country-asian="ES" style:language-complex="ar" style:country-complex="SA"/>
    </style:style>
    <style:style style:name="P225" style:parent-style-name="Standard" style:family="paragraph">
      <style:text-properties style:font-name="Liberation SerifLiberation Seri" style:language-asian="es" style:country-asian="ES" style:language-complex="ar" style:country-complex="SA"/>
    </style:style>
    <style:style style:name="T226" style:parent-style-name="Fuentedepárrafopredeter." style:family="text">
      <style:text-properties style:font-name="Liberation SerifLiberation Seri" style:language-asian="es" style:country-asian="ES" style:language-complex="ar" style:country-complex="SA"/>
    </style:style>
    <style:style style:name="T227" style:parent-style-name="Fuentedepárrafopredeter." style:family="text">
      <style:text-properties style:font-name="Liberation SerifLiberation Seri" style:font-name-asian="Times New Roman" style:font-name-complex="Times New Roman" style:letter-kerning="false" style:language-asian="es" style:country-asian="ES" style:language-complex="ar" style:country-complex="SA"/>
    </style:style>
    <style:style style:name="T228" style:parent-style-name="Fuentedepárrafopredeter." style:family="text">
      <style:text-properties style:font-name="Liberation SerifLiberation Seri" style:language-asian="es" style:country-asian="ES" style:language-complex="ar" style:country-complex="SA"/>
    </style:style>
    <style:style style:name="P229" style:parent-style-name="Standard" style:family="paragraph">
      <style:text-properties style:font-name="Liberation SerifLiberation Seri" style:language-asian="es" style:country-asian="ES" style:language-complex="ar" style:country-complex="SA"/>
    </style:style>
    <style:style style:name="P230" style:parent-style-name="Standard" style:family="paragraph">
      <style:text-properties style:font-name="Liberation SerifLiberation Seri" style:language-asian="es" style:country-asian="ES" style:language-complex="ar" style:country-complex="SA"/>
    </style:style>
    <style:style style:name="P231"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2"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3"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4"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5"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6"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7"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8"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9" style:parent-style-name="Standard" style:family="paragraph">
      <style:paragraph-properties>
        <style:tab-stops>
          <style:tab-stop style:type="left" style:position="0in"/>
        </style:tab-stops>
      </style:paragraph-properties>
    </style:style>
    <style:style style:name="T240" style:parent-style-name="Fuentedepárrafopredeter." style:family="text">
      <style:text-properties style:font-name="Liberation SerifLiberation Seri" style:language-asian="es" style:country-asian="ES" style:language-complex="ar" style:country-complex="SA"/>
    </style:style>
    <style:style style:name="T241" style:parent-style-name="Fuentedepárrafopredeter." style:family="text">
      <style:text-properties style:font-name="Liberation SerifLiberation Seri" style:font-name-asian="Times New Roman" style:font-name-complex="Times New Roman" style:letter-kerning="false" style:language-asian="es" style:country-asian="ES" style:language-complex="ar" style:country-complex="SA"/>
    </style:style>
    <style:style style:name="T242" style:parent-style-name="Fuentedepárrafopredeter." style:family="text">
      <style:text-properties style:font-name="Liberation SerifLiberation Seri"/>
    </style:style>
    <style:style style:name="T243" style:parent-style-name="Fuentedepárrafopredeter." style:family="text">
      <style:text-properties style:font-name="Liberation SerifLiberation Seri" style:language-asian="es" style:country-asian="ES" style:language-complex="ar" style:country-complex="SA"/>
    </style:style>
    <style:style style:name="T244" style:parent-style-name="Fuentedepárrafopredeter." style:family="text">
      <style:text-properties style:font-name="Liberation SerifLiberation Seri"/>
    </style:style>
    <style:style style:name="T245" style:parent-style-name="Fuentedepárrafopredeter." style:family="text">
      <style:text-properties style:font-name="Liberation SerifLiberation Seri" style:language-asian="es" style:country-asian="ES" style:language-complex="ar" style:country-complex="SA"/>
    </style:style>
    <style:style style:name="T246" style:parent-style-name="Fuentedepárrafopredeter." style:family="text">
      <style:text-properties style:font-name="Liberation SerifLiberation Seri"/>
    </style:style>
    <style:style style:name="P247" style:parent-style-name="Normal" style:family="paragraph">
      <style:text-properties style:font-name="Liberation SerifLiberation Seri"/>
    </style:style>
    <style:style style:name="P248" style:parent-style-name="Normal" style:family="paragraph">
      <style:text-properties style:font-name="Liberation SerifLiberation Seri"/>
    </style:style>
    <style:style style:name="P249" style:parent-style-name="Normal" style:family="paragraph">
      <style:text-properties style:font-name="Liberation SerifLiberation Seri"/>
    </style:style>
    <style:style style:name="P250" style:parent-style-name="Párrafodelista" style:list-style-name="LFO1" style:family="paragraph">
      <style:text-properties style:font-name="Liberation SerifLiberation Seri"/>
    </style:style>
    <style:style style:name="P251" style:parent-style-name="Párrafodelista" style:list-style-name="LFO1" style:family="paragraph">
      <style:text-properties style:font-name="Liberation SerifLiberation Seri"/>
    </style:style>
    <style:style style:name="P252" style:parent-style-name="Párrafodelista" style:list-style-name="LFO1" style:family="paragraph">
      <style:text-properties style:font-name="Liberation SerifLiberation Seri"/>
    </style:style>
    <style:style style:name="P253" style:parent-style-name="Párrafodelista" style:list-style-name="LFO1" style:family="paragraph">
      <style:text-properties style:font-name="Liberation SerifLiberation Seri"/>
    </style:style>
    <style:style style:name="P254" style:parent-style-name="Párrafodelista" style:list-style-name="LFO1" style:family="paragraph">
      <style:text-properties style:font-name="Liberation SerifLiberation Seri"/>
    </style:style>
    <style:style style:name="P255" style:parent-style-name="Párrafodelista" style:list-style-name="LFO1" style:family="paragraph">
      <style:text-properties style:font-name="Liberation SerifLiberation Seri"/>
    </style:style>
    <style:style style:name="P256" style:parent-style-name="Párrafodelista" style:list-style-name="LFO1" style:family="paragraph">
      <style:text-properties style:font-name="Liberation SerifLiberation Seri"/>
    </style:style>
    <style:style style:name="P257" style:parent-style-name="Párrafodelista" style:list-style-name="LFO1" style:family="paragraph"/>
    <style:style style:name="T258" style:parent-style-name="Fuentedepárrafopredeter." style:family="text">
      <style:text-properties style:font-name="Liberation SerifLiberation Seri"/>
    </style:style>
    <style:style style:name="T259" style:parent-style-name="Fuentedepárrafopredeter." style:family="text">
      <style:text-properties style:font-name="Liberation SerifLiberation Seri"/>
    </style:style>
    <style:style style:name="T260" style:parent-style-name="Fuentedepárrafopredeter." style:family="text">
      <style:text-properties style:font-name="Liberation SerifLiberation Seri" style:language-asian="es" style:country-asian="ES" style:language-complex="ar" style:country-complex="SA"/>
    </style:style>
    <style:style style:name="T261" style:parent-style-name="Fuentedepárrafopredeter." style:family="text">
      <style:text-properties style:font-name="Liberation SerifLiberation Seri"/>
    </style:style>
    <style:style style:name="T262" style:parent-style-name="Fuentedepárrafopredeter." style:family="text">
      <style:text-properties style:font-name="Liberation SerifLiberation Seri"/>
    </style:style>
    <style:style style:name="T263" style:parent-style-name="Fuentedepárrafopredeter." style:family="text">
      <style:text-properties style:font-name="Liberation SerifLiberation Seri" style:language-asian="es" style:country-asian="ES" style:language-complex="ar" style:country-complex="SA"/>
    </style:style>
    <style:style style:name="P264" style:parent-style-name="Normal" style:family="paragraph">
      <style:text-properties style:font-name="Liberation SerifLiberation Seri" style:language-asian="es" style:country-asian="ES" style:language-complex="ar" style:country-complex="SA"/>
    </style:style>
    <style:style style:name="P265" style:parent-style-name="Normal" style:family="paragraph">
      <style:text-properties style:font-name="Liberation SerifLiberation Seri" style:language-asian="es" style:country-asian="ES" style:language-complex="ar" style:country-complex="SA"/>
    </style:style>
    <style:style style:name="P266" style:parent-style-name="Normal" style:family="paragraph">
      <style:text-properties style:font-name="Liberation SerifLiberation Seri" style:language-asian="es" style:country-asian="ES" style:language-complex="ar" style:country-complex="SA"/>
    </style:style>
    <style:style style:name="P267" style:parent-style-name="Normal" style:family="paragraph">
      <style:text-properties style:font-name="Liberation SerifLiberation Seri" style:language-asian="es" style:country-asian="ES" style:language-complex="ar" style:country-complex="SA"/>
    </style:style>
    <style:style style:name="P268" style:parent-style-name="Normal" style:family="paragraph">
      <style:text-properties style:font-name="Liberation SerifLiberation Seri" style:language-asian="es" style:country-asian="ES" style:language-complex="ar" style:country-complex="SA"/>
    </style:style>
    <style:style style:name="T269" style:parent-style-name="Fuentedepárrafopredeter." style:family="text">
      <style:text-properties style:font-name="Liberation SerifLiberation Seri" style:language-asian="es" style:country-asian="ES" style:language-complex="ar" style:country-complex="SA"/>
    </style:style>
    <style:style style:name="T270" style:parent-style-name="Fuentedepárrafopredeter." style:family="text">
      <style:text-properties style:font-name="Liberation SerifLiberation Seri" style:language-asian="es" style:country-asian="ES" style:language-complex="ar" style:country-complex="SA"/>
    </style:style>
    <style:style style:name="P271" style:parent-style-name="Normal" style:family="paragraph">
      <style:text-properties style:font-name="Liberation SerifLiberation Seri" style:language-asian="es" style:country-asian="ES" style:language-complex="ar" style:country-complex="SA"/>
    </style:style>
    <style:style style:name="P272" style:parent-style-name="Normal" style:family="paragraph">
      <style:text-properties style:font-name="Liberation SerifLiberation Seri" style:language-asian="es" style:country-asian="ES" style:language-complex="ar" style:country-complex="SA"/>
    </style:style>
    <style:style style:name="P273" style:parent-style-name="Normal" style:family="paragraph">
      <style:text-properties style:font-name="Liberation SerifLiberation Seri" style:language-asian="es" style:country-asian="ES" style:language-complex="ar" style:country-complex="SA"/>
    </style:style>
    <style:style style:name="P274" style:parent-style-name="Normal" style:family="paragraph">
      <style:text-properties style:font-name="Liberation SerifLiberation Seri" style:language-asian="es" style:country-asian="ES" style:language-complex="ar" style:country-complex="SA"/>
    </style:style>
    <style:style style:name="P275" style:parent-style-name="Normal" style:family="paragraph">
      <style:text-properties style:font-name="Liberation SerifLiberation Seri" style:language-asian="es" style:country-asian="ES" style:language-complex="ar" style:country-complex="SA"/>
    </style:style>
    <style:style style:name="P276" style:parent-style-name="Normal" style:family="paragraph">
      <style:text-properties style:font-name="Liberation SerifLiberation Seri" style:language-asian="es" style:country-asian="ES" style:language-complex="ar" style:country-complex="SA"/>
    </style:style>
    <style:style style:name="P277" style:parent-style-name="Normal" style:family="paragraph">
      <style:text-properties style:font-name="Liberation SerifLiberation Seri" style:language-asian="es" style:country-asian="ES" style:language-complex="ar" style:country-complex="SA"/>
    </style:style>
    <style:style style:name="P278" style:parent-style-name="Normal" style:family="paragraph">
      <style:text-properties style:font-name="Liberation SerifLiberation Seri" style:language-asian="es" style:country-asian="ES" style:language-complex="ar" style:country-complex="SA"/>
    </style:style>
    <style:style style:name="P279" style:parent-style-name="Normal" style:family="paragraph">
      <style:text-properties style:font-name="Liberation SerifLiberation Seri" style:language-asian="es" style:country-asian="ES" style:language-complex="ar" style:country-complex="SA"/>
    </style:style>
    <style:style style:name="P280" style:parent-style-name="Normal" style:family="paragraph">
      <style:text-properties style:font-name="Liberation SerifLiberation Seri" style:language-asian="es" style:country-asian="ES" style:language-complex="ar" style:country-complex="SA"/>
    </style:style>
    <style:style style:name="P281" style:parent-style-name="Normal" style:family="paragraph">
      <style:text-properties style:font-name="Liberation SerifLiberation Seri" style:language-asian="es" style:country-asian="ES" style:language-complex="ar" style:country-complex="SA"/>
    </style:style>
    <style:style style:name="P282" style:parent-style-name="Normal" style:family="paragraph">
      <style:text-properties style:font-name="Liberation SerifLiberation Seri" style:language-asian="es" style:country-asian="ES" style:language-complex="ar" style:country-complex="SA"/>
    </style:style>
    <style:style style:name="P283" style:parent-style-name="Párrafodelista" style:list-style-name="LFO2" style:family="paragraph">
      <style:text-properties style:font-name="Liberation SerifLiberation Seri" style:language-asian="es" style:country-asian="ES" style:language-complex="ar" style:country-complex="SA"/>
    </style:style>
    <style:style style:name="P284" style:parent-style-name="Párrafodelista" style:list-style-name="LFO2" style:family="paragraph">
      <style:text-properties style:font-name="Liberation SerifLiberation Seri" style:language-asian="es" style:country-asian="ES" style:language-complex="ar" style:country-complex="SA"/>
    </style:style>
    <style:style style:name="P285" style:parent-style-name="Párrafodelista" style:list-style-name="LFO2" style:family="paragraph"/>
    <style:style style:name="T286" style:parent-style-name="Fuentedepárrafopredeter." style:family="text">
      <style:text-properties style:font-name="Liberation SerifLiberation Seri" style:language-asian="es" style:country-asian="ES" style:language-complex="ar" style:country-complex="SA"/>
    </style:style>
    <style:style style:name="T287" style:parent-style-name="Fuentedepárrafopredeter." style:family="text">
      <style:text-properties style:font-name="Arial" style:font-name-complex="Arial" style:language-asian="es" style:country-asian="ES" style:language-complex="ar" style:country-complex="SA"/>
    </style:style>
    <style:style style:name="T288" style:parent-style-name="Fuentedepárrafopredeter." style:family="text">
      <style:text-properties style:font-name="Liberation SerifLiberation Seri" style:language-asian="es" style:country-asian="ES" style:language-complex="ar" style:country-complex="SA"/>
    </style:style>
    <style:style style:name="P289" style:parent-style-name="Normal" style:family="paragraph">
      <style:text-properties style:font-name="Liberation SerifLiberation Seri" style:language-asian="es" style:country-asian="ES" style:language-complex="ar" style:country-complex="SA"/>
    </style:style>
    <style:style style:name="P290" style:parent-style-name="Normal" style:family="paragraph">
      <style:text-properties style:font-name="Liberation SerifLiberation Seri" style:language-asian="es" style:country-asian="ES" style:language-complex="ar" style:country-complex="SA"/>
    </style:style>
    <style:style style:name="P291" style:parent-style-name="Normal" style:family="paragraph">
      <style:text-properties style:font-name="Liberation SerifLiberation Seri" style:language-asian="es" style:country-asian="ES" style:language-complex="ar" style:country-complex="SA"/>
    </style:style>
    <style:style style:name="P292" style:parent-style-name="Normal" style:family="paragraph">
      <style:text-properties style:font-name="Liberation SerifLiberation Seri" style:language-asian="es" style:country-asian="ES" style:language-complex="ar" style:country-complex="SA"/>
    </style:style>
    <style:style style:name="P293" style:parent-style-name="Normal" style:family="paragraph">
      <style:text-properties style:font-name="Liberation SerifLiberation Seri" style:language-asian="es" style:country-asian="ES" style:language-complex="ar" style:country-complex="SA"/>
    </style:style>
    <style:style style:name="P294" style:parent-style-name="Normal" style:family="paragraph">
      <style:text-properties style:font-name="Liberation SerifLiberation Seri" style:language-asian="es" style:country-asian="ES" style:language-complex="ar" style:country-complex="SA"/>
    </style:style>
    <style:style style:name="P295" style:parent-style-name="Normal" style:family="paragraph">
      <style:text-properties style:font-name="Liberation SerifLiberation Seri" style:language-asian="es" style:country-asian="ES" style:language-complex="ar" style:country-complex="SA"/>
    </style:style>
    <style:style style:name="P296" style:parent-style-name="Normal" style:family="paragraph">
      <style:text-properties style:font-name="Liberation SerifLiberation Seri" fo:font-weight="bold" style:font-weight-asian="bold" style:font-weight-complex="bold" style:language-asian="es" style:country-asian="ES" style:language-complex="ar" style:country-complex="SA"/>
    </style:style>
    <style:style style:name="P297" style:parent-style-name="Normal" style:family="paragraph">
      <style:text-properties style:font-name="Liberation SerifLiberation Seri" style:language-asian="es" style:country-asian="ES" style:language-complex="ar" style:country-complex="SA"/>
    </style:style>
    <style:style style:name="T298" style:parent-style-name="Fuentedepárrafopredeter." style:family="text">
      <style:text-properties style:font-name="Liberation SerifLiberation Seri" fo:font-weight="bold" style:font-weight-asian="bold" style:font-weight-complex="bold" style:language-asian="es" style:country-asian="ES" style:language-complex="ar" style:country-complex="SA"/>
    </style:style>
    <style:style style:name="P299"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300"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301" style:parent-style-name="Standard" style:family="paragraph">
      <style:text-properties style:font-name="Liberation SerifLiberation Seri" style:language-asian="es" style:country-asian="ES" style:language-complex="ar" style:country-complex="SA"/>
    </style:style>
    <style:style style:name="P302" style:parent-style-name="Standard" style:family="paragraph">
      <style:text-properties style:font-name="Liberation SerifLiberation Seri" style:language-asian="es" style:country-asian="ES" style:language-complex="ar" style:country-complex="SA"/>
    </style:style>
    <style:style style:name="P303" style:parent-style-name="Standard" style:family="paragraph">
      <style:text-properties style:font-name="Liberation SerifLiberation Seri" style:language-asian="es" style:country-asian="ES" style:language-complex="ar" style:country-complex="SA"/>
    </style:style>
    <style:style style:name="T304" style:parent-style-name="Fuentedepárrafopredeter." style:family="text">
      <style:text-properties style:font-name="Liberation SerifLiberation Seri" fo:font-weight="bold" style:font-weight-asian="bold" style:font-weight-complex="bold" style:language-asian="es" style:country-asian="ES" style:language-complex="ar" style:country-complex="SA"/>
    </style:style>
    <style:style style:name="T305" style:parent-style-name="Fuentedepárrafopredeter." style:family="text">
      <style:text-properties style:font-name="Liberation SerifLiberation Seri" style:language-asian="es" style:country-asian="ES" style:language-complex="ar" style:country-complex="SA"/>
    </style:style>
    <style:style style:name="P306" style:parent-style-name="Standard" style:family="paragraph">
      <style:text-properties style:font-name="Liberation SerifLiberation Seri" style:language-asian="es" style:country-asian="ES" style:language-complex="ar" style:country-complex="SA"/>
    </style:style>
    <style:style style:name="P307" style:parent-style-name="Standard" style:family="paragraph">
      <style:text-properties style:font-name="Liberation SerifLiberation Seri" style:language-asian="es" style:country-asian="ES" style:language-complex="ar" style:country-complex="SA"/>
    </style:style>
    <style:style style:name="T308" style:parent-style-name="Fuentedepárrafopredeter." style:family="text">
      <style:text-properties style:font-name="Liberation SerifLiberation Seri" style:text-underline-type="single" style:text-underline-style="solid" style:text-underline-width="auto" style:text-underline-mode="continuous" style:language-asian="es" style:country-asian="ES" style:language-complex="ar" style:country-complex="SA"/>
    </style:style>
    <style:style style:name="T309" style:parent-style-name="Fuentedepárrafopredeter." style:family="text">
      <style:text-properties style:font-name="Liberation SerifLiberation Seri" style:language-asian="es" style:country-asian="ES" style:language-complex="ar" style:country-complex="SA"/>
    </style:style>
    <style:style style:name="T310" style:parent-style-name="Fuentedepárrafopredeter." style:family="text">
      <style:text-properties style:font-name="Liberation SerifLiberation Seri" style:language-asian="es" style:country-asian="ES" style:language-complex="ar" style:country-complex="SA"/>
    </style:style>
    <style:style style:name="T311" style:parent-style-name="Fuentedepárrafopredeter." style:family="text">
      <style:text-properties style:font-name="Liberation SerifLiberation Seri" style:text-underline-type="single" style:text-underline-style="solid" style:text-underline-width="auto" style:text-underline-mode="continuous" style:language-asian="es" style:country-asian="ES" style:language-complex="ar" style:country-complex="SA"/>
    </style:style>
    <style:style style:name="T312" style:parent-style-name="Fuentedepárrafopredeter." style:family="text">
      <style:text-properties style:font-name="Liberation SerifLiberation Seri" style:language-asian="es" style:country-asian="ES" style:language-complex="ar" style:country-complex="SA"/>
    </style:style>
    <style:style style:name="P313" style:parent-style-name="Standard" style:family="paragraph">
      <style:text-properties style:font-name="Liberation SerifLiberation Seri" style:language-asian="es" style:country-asian="ES" style:language-complex="ar" style:country-complex="SA"/>
    </style:style>
    <style:style style:name="P314" style:parent-style-name="Standard" style:family="paragraph">
      <style:text-properties style:font-name="Liberation SerifLiberation Seri" style:language-asian="es" style:country-asian="ES" style:language-complex="ar" style:country-complex="SA"/>
    </style:style>
    <style:style style:name="P315" style:parent-style-name="Standard" style:family="paragraph">
      <style:text-properties style:font-name="Liberation SerifLiberation Seri" style:language-asian="es" style:country-asian="ES" style:language-complex="ar" style:country-complex="SA"/>
    </style:style>
    <style:style style:name="T316" style:parent-style-name="Fuentedepárrafopredeter." style:family="text">
      <style:text-properties style:font-name="Liberation SerifLiberation Seri" style:language-asian="es" style:country-asian="ES" style:language-complex="ar" style:country-complex="SA"/>
    </style:style>
    <style:style style:name="P31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318" style:parent-style-name="Fuentedepárrafopredeter." style:family="text">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31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2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2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2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2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2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2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2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2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2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2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3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3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32" style:parent-style-name="Standard" style:family="paragraph">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33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334"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P335" style:parent-style-name="Párrafodelista" style:family="paragraph">
      <style:paragraph-properties fo:margin-left="0in">
        <style:tab-stops/>
      </style:paragraph-properties>
      <style:text-properties fo:color="#000000"/>
    </style:style>
  </office:automatic-styles>
  <office:body>
    <office:text text:use-soft-page-breaks="true">
      <text:p text:style-name="P1">cd ~/catkin_ws</text:p>
      <text:p text:style-name="Standard">source devel/setup.bash</text:p>
      <text:p text:style-name="Standard"/>
      <text:p text:style-name="Standard"/>
      <text:p text:style-name="Standard">01/08/22</text:p>
      <text:p text:style-name="P2"><text:span text:style-name="T3">-“catkin_make -- pkg programa_central” antes que “</text:span>catkin_make --pkg localizacion_estanterias” y “catkin_make --pkg localizacion_productos”</text:p>
      <text:p text:style-name="P4">- Borrado vision/<text:span text:style-name="T5">kinectv2</text:span></text:p>
      <text:p text:style-name="Standard"/>
      <text:p text:style-name="Standard">02/08/22:</text:p>
      <text:p text:style-name="Standard">- Añadido al CmakeLists.txt de /bateria el paquete “sos”</text:p>
      <text:p text:style-name="Standard">- Añadido al CmakeLists.txt de /rviz_plugin_tutorials el paquete “programa_central”</text:p>
      <text:p text:style-name="Standard">- Logrado que compile todo correctamente :)</text:p>
      <text:p text:style-name="Standard"/>
      <text:p text:style-name="Standard">08/08/22</text:p>
      <text:p text:style-name="Standard">- Instalado zbar de Python con los comandos:</text:p>
      <text:p text:style-name="Standard"><text:tab/><text:span text:style-name="T6">sudo apt-get update -y</text:span></text:p>
      <text:p text:style-name="P7"><text:tab/>sudo apt-get install -y python-zbar</text:p>
      <text:p text:style-name="Standard">- Se ha creado el primer script donde se lee una imagen y se le aplican transformaciones como la mediana, un umbral adaptativo, se calcula el gradiente horizontal...</text:p>
      <text:p text:style-name="Standard"/>
      <text:p text:style-name="Standard">09/08/22</text:p>
      <text:p text:style-name="Standard">- Se ha obtenido una plantilla binaria de la zona donde está el código de barras con la derivada resultado de restar derivada en X menos derivada en Y para lograr puntos con alto valor en X y bajo en Y, paso a valor absoluto, función umbral, cierre, apertura y búsqueda de contornos.</text:p>
      <text:p text:style-name="Standard">- Se saca por pantalla el contorno completo del código de barras sobre la imagen original</text:p>
      <text:p text:style-name="Standard"/>
      <text:p text:style-name="Standard">10/08/22</text:p>
      <text:p text:style-name="Standard">- Se han obtenido los puntos de las esquinas solo para definir el contorno del código de barras</text:p>
      <text:p text:style-name="Standard"/>
      <text:p text:style-name="Standard">12/08/22</text:p>
      <text:p text:style-name="Standard">- El cotorno con solo los puntos de las esquinas se debe pintar con cv2.circle, con cv2.drawContours pinta todo el contorno aunque solo hayamos almacenado los puntos de las esquinas.</text:p>
      <text:p text:style-name="Standard">- Arreglado problema con cv2.findContours, hay que pasar una copia de la imagen binaria modificada ya que la función modifica la imagen que se le pasa como argumento.</text:p>
      <text:p text:style-name="Standard"/>
      <text:p text:style-name="Standard">15/08/22</text:p>
      <text:p text:style-name="Standard">- Se ha logrado obtener las líneas que definen los rectángulos del código de barras con la orden cv2.Canny, luego se ha usado la transformada de Hough tanto la estándar como la probabilística.</text:p>
      <text:p text:style-name="Standard"/>
      <text:p text:style-name="Standard">16/08/22</text:p>
      <text:p text:style-name="Standard">- Después de usar cv2.Canny, se hace cierre y apertura para obtener la plantilla binaria.</text:p>
      <text:p text:style-name="Standard"/>
      <text:p text:style-name="Standard">17/08/22</text:p>
      <text:p text:style-name="Standard">- Objetivo: obtener el centro, ancho y alto del BoundingBox de los códigos de barras</text:p>
      <text:p text:style-name="Standard"/>
      <text:p text:style-name="Standard">24/08/22</text:p>
      <text:p text:style-name="Standard">- Se prueba con una foto hecha con el móvil, los códigos están girados 0º, 45º, 90º y 180º.</text:p>
      <text:p text:style-name="Standard">- Usando “gradientes.py” como es de esperar solo coge bien los códigos de 0º y 180º ya que son los que tienen en el contorno del código altos valores de gradiente horizontal y bajo de gradiente vertical. Se debe ir ajustando el tamaño de la plantilla a la hora de hacer el cierre y la apertura. <text:s/></text:p>
      <text:soft-page-break/>
      <text:p text:style-name="Standard">29/08/22</text:p>
      <text:p text:style-name="Standard">- Se ha leído de manera más o menos profunda todos los enlaces a páginas y artículos del archivo de enlaces “Enlaces interesantes”</text:p>
      <text:p text:style-name="Standard"/>
      <text:p text:style-name="Standard">31/08/22</text:p>
      <text:p text:style-name="Standard">- Implementado umbral adaptativo, se ha representado junto al umbral global para comparar. Probar más valores de los parámetros para ver si se eliminan los puntos sueltos, probar a aplicarlo directamente a la imagen original.</text:p>
      <text:p text:style-name="Standard"/>
      <text:p text:style-name="Standard">19/09/22</text:p>
      <text:p text:style-name="Standard">- Se ha creado un código en Windows para probar con Python 3.10.4 y OpenCV 4.5.5. En esta versión de OpenCV sí está la librería para detectar códigos de barras pudiéndose usar el código del enlace:<text:s/><text:a xlink:href="https://opencv.org/recognizing-one-dimensional-barcode-using-opencv/" office:target-frame-name="_top" xlink:show="replace"><text:span text:style-name="Hipervínculo">https://opencv.org/recognizing-one-dimens</text:span><text:bookmark-start text:name="_Hlt114582929"/><text:bookmark-start text:name="_Hlt114582930"/><text:span text:style-name="Hipervínculo">i</text:span><text:bookmark-end text:name="_Hlt114582929"/><text:bookmark-end text:name="_Hlt114582930"/><text:span text:style-name="Hipervínculo">onal-barcode-using-opencv/</text:span></text:a>. Probar con más fotos.<text:s/></text:p>
      <text:p text:style-name="Standard"/>
      <text:p text:style-name="Standard">03/10/22</text:p>
      <text:p text:style-name="Standard">- Modificado “barcode.py”, se crea un bucle para poder leer un dataset (varias imágenes) y se usan varias imágenes para comprobar el funcionamiento de la librería de códigos de barras de openCV. Funciona bien, pero si el código se ve pequeño en la foto ya no lo detecta.</text:p>
      <text:p text:style-name="P8"/>
      <text:p text:style-name="Standard">05/10/22</text:p>
      <text:p text:style-name="Standard">- Se ha modificado “gradientes.py” para probarlo con el dataset en Windows.</text:p>
      <text:p text:style-name="Standard"/>
      <text:p text:style-name="Standard">17/10/22</text:p>
      <text:p text:style-name="Standard">- Se ha modificado “barcode.py” para que al no detectar devuelva un mensaje de error y así evitar que dé error el código.</text:p>
      <text:p text:style-name="Standard">- También se han modificado “edges.py” y “gradientes.py” en especial los kernels para quedarnos solo con las regiones grandes.</text:p>
      <text:p text:style-name="Standard">- Se ha instalado Visual Code Studio y todo lo necesario en el portátil para poder ejecutar “barcode.py”, “edges.py” y “gradientes.py”.</text:p>
      <text:p text:style-name="Standard">- Probar el comando<text:s/><text:span text:style-name="T9">pip install opencv-contrib-python</text:span><text:s/>en Ubuntu para ver si va la librería del detector del código de barras.<text:s/></text:p>
      <text:p text:style-name="Standard"/>
      <text:p text:style-name="Standard">18/10/22</text:p>
      <text:p text:style-name="Standard">- Se ha tenido tutoría con Miguel Ángel, comenta que se aplique heurística como saber que los códigos van a estar a la misma altura dentro de una misma fila, en definitiva, sabemos algunas cosas previamente a la toma de la foto, luego aprovechar ese conocimiento previo en el algoritmo. Usar una fase de aprendizaje previo para ajustar el tamaño de los kernels.</text:p>
      <text:p text:style-name="Standard"/>
      <text:p text:style-name="Standard">25/10/22</text:p>
      <text:p text:style-name="Standard">- De “barcode.py” se ha obtenido el ancho y el alto de cada código de barras. Se ha creado una lista con los anchos, otra lista con los altos y otra con las áreas de todos los códigos de barras detectados en una imagen mediante la librería.</text:p>
      <text:p text:style-name="Standard">- Se ha probado “barcode.py”con las imágenes del escritorio y con las de la gasolinera, no funciona bien, el principal motivo parece el pequeño tamaño de los códigos.</text:p>
      <text:p text:style-name="Standard">- También se ha probado “gradientes.py” y se queda con muchas cosas que no son gradientes. Se debe ajustar el tamaño del kernel para no rellenar de más los códigos y que se unan varios elementos en uno solo más grande.</text:p>
      <text:p text:style-name="Standard"/>
      <text:p text:style-name="Standard"/>
      <text:p text:style-name="Standard"/>
      <text:p text:style-name="Standard"/>
      <text:soft-page-break/>
      <text:p text:style-name="Standard">27/10/22</text:p>
      <text:p text:style-name="Standard">- Se ha metido un filtro de suavizado en “gradientes.py” modificar el tamaño y probar con todas las posibles opciones de filtros<text:s/><text:a xlink:href="https://docs.opencv.org/4.x/d4/d13/tutorial_py_filtering.html" office:target-frame-name="_top" xlink:show="replace"><text:span text:style-name="Hipervínculo">https://docs.opencv.org/4.x/d4/d13</text:span><text:bookmark-start text:name="_Hlt118193462"/><text:bookmark-start text:name="_Hlt118193463"/><text:span text:style-name="Hipervínculo">/</text:span><text:bookmark-end text:name="_Hlt118193462"/><text:bookmark-end text:name="_Hlt118193463"/><text:span text:style-name="Hipervínculo">tuto</text:span><text:bookmark-start text:name="_Hlt117771112"/><text:bookmark-start text:name="_Hlt117771113"/><text:span text:style-name="Hipervínculo">r</text:span><text:bookmark-end text:name="_Hlt117771112"/><text:bookmark-end text:name="_Hlt117771113"/><text:span text:style-name="Hipervínculo">ial_py_filtering.html</text:span></text:a>.<text:s/></text:p>
      <text:p text:style-name="Standard">- Idea: con la transformada de Hough, buscar los rectángulos en los que están las etiquetas, de esta manera, trabajaremos con una imagen que solo tiene 2/3 rectángulos horizontales y ya sería más fácil detectar los códigos dentro de esas franjas horizontales y habiendo eliminado los productos de la imagen.</text:p>
      <text:p text:style-name="Standard">- Probar también a hacer una apertura primero y luego el cierre probando con distintos tamaños de kernel.</text:p>
      <text:p text:style-name="Standard"/>
      <text:p text:style-name="Standard">01/11/22</text:p>
      <text:p text:style-name="Standard">- En “gradientes.py” se ha eliminado la opción de<text:s/><text:span text:style-name="T10">cv2.THRESH_OTSU que hacía que no se aplicase el umbral que teníamos puesto. Se ha modificado el tamaño de los kernels para quedarnos solo con los códigos de barras. Pero con este último cambio, si usamos por ejemplo la imagen en la que solo hay un código de barras que está centrado y más cerca, nos cargamos todo. También hemos cambiado el suavizado de la media por el suavizado gaussiano. Y se hace ahora primero la apertura y luego el cierre.</text:span></text:p>
      <text:p text:style-name="P11">- Intentar hacer lo de la transformada de Hough.</text:p>
      <text:p text:style-name="P12"/>
      <text:p text:style-name="P13">04/11/22</text:p>
      <text:p text:style-name="P14">- Se ha creado “hough.py” donde se está intentando identificar los rectángulos donde están puestas las etiquetas, ajustar parámetros tanto de la transformada de Hough estándar como de la probabilística. Con la estándar parece que va mejor ya que se puede establecer los ángulos concretos que queremos que se busquen, con el probabilístico busca líneas con cualquier orientación.</text:p>
      <text:p text:style-name="P15"/>
      <text:p text:style-name="P16">07/11/22</text:p>
      <text:p text:style-name="P17">- Se ha modificado “hough.py”, en vez de usar 1000 para calcular los puntos “pt1” y “pt2”, se usa la diagonal (ancho^2+alto^2) tal como se nos ha indicado en StackOverflow para que las líneas detectadas vayan del borde izquierdo al borde derecho de la imagen. También se ha hecho un cierre después de usar cv2.Canny para ver si se pueden cerrar los contornos rotos, revisar esto.</text:p>
      <text:p text:style-name="P18"/>
      <text:p text:style-name="P19">08/11/22</text:p>
      <text:p text:style-name="P20">- Se ha creado un bucle en “hough.py” para ir subiendo el umbral de la transformada de Hough hasta que nos quedemos con un número de líneas horizontales reducido.</text:p>
      <text:p text:style-name="P21"/>
      <text:p text:style-name="P22">09/11/22</text:p>
      <text:p text:style-name="P23">- En “hough.py” se ha introducido un algoritmo que una vez nos quedamos con menos de 15 líneas detectadas, selecciona cuáles son las alturas correctas ya que varias líneas pueden representar la misma altura, luego por cada grupo de líneas cercanas, nos quedamos con la altura de una de ellas.</text:p>
      <text:p text:style-name="P24">Ahora hay que desarrollar un algoritmo que diga cuál de esas líneas es el borde de un rectángulo y cuál es simplemente producto.<text:s/></text:p>
      <text:p text:style-name="P25"/>
      <text:p text:style-name="P26">10/11/22</text:p>
      <text:p text:style-name="P27">- Se ha creado en “hough.py” un vector de ángulos para guardar los ángulos correspondientes a las alturas definitivas. Ahora se pinta la imagen con todas las líneas detectadas y la imagen de la transformada probabilística se ha cambiado por la imagen con las líneas definitivas seleccionadas.<text:s/></text:p>
      <text:p text:style-name="P28"/>
      <text:p text:style-name="P29">12/11/22</text:p>
      <text:p text:style-name="Standard"><text:span text:style-name="T30">- En “hough.py” se ha ordenado el vector de alturas de menor a mayor (de la línea de más arriba a la de más abajo), y el vector de ángulos se ha ordenado acorde a los cambios en el vector de alturas.</text:span></text:p>
      <text:p text:style-name="Standard"/>
      <text:soft-page-break/>
      <text:p text:style-name="P31">21/11/22</text:p>
      <text:p text:style-name="P32">- Se ha probado “hough.py” con las fotos del Mercadona, funciona mejor de lo que se esperaba, pero hay que pulirlo mucho aún. Probar a aumentar el umbral de menos en menos y a establecer un umbral de líneas detectadas mayor. También se puede intentar cerrar/acentuar los contornos después de usar el operador Canny.</text:p>
      <text:p text:style-name="P33">- Se ha creado “color.py” para identificar las bandas horizontales a partir del color. Primero hacemos una apertura para quitar los puntos sueltos y luego, un cierre con una máscara de tamaño todo el ancho de la imagen y altura 1 píxel, de esta manera conseguimos rectángulos horizontales completos.</text:p>
      <text:p text:style-name="P34">- Se ha metido el filtro de color en “gradientes.py”, ahora el cálculo de los gradientes se debe hacer con la imagen “target”.</text:p>
      <text:p text:style-name="P35"/>
      <text:p text:style-name="P36">25/11/22</text:p>
      <text:p text:style-name="P37">- En “hogh.py” se ha creado el <text:s/>algoritmo de emparejamiento de líneas horizontales. Se ha establecido un umbral de 500 píxeles para emparejar, es decir, si dos líneas consecutivas están separadas una distancia menor a 500 píxeles se emparejan, en caso contrario, se desecha la línea con actual siendo ahora i = i + 1.<text:s/></text:p>
      <text:p text:style-name="P38">- También se ha creado el algoritmo para hacer el kernel que filtra por alturas, pero puede tardar minutos en ejecutarse, encontrar una manera más rápida de hacerlo.<text:s/></text:p>
      <text:p text:style-name="P39"/>
      <text:p text:style-name="P40">28/11/22</text:p>
      <text:p text:style-name="P41">- En “hough.py” se ha logrado realizar el kernel más rápido gracias a la consulta en StackOverflow.<text:s/></text:p>
      <text:p text:style-name="P42">- También se ha unido “hough”, “gradientes” y “color” todos en el código de “gradientes”. Necesita pulirse la parte de la transformada de Hough.</text:p>
      <text:p text:style-name="Standard"/>
      <text:p text:style-name="P43">29/11/22</text:p>
      <text:p text:style-name="P44">- Se ha limpiado el código de “gradientes.py” de trozos de código comentados que ya no son útiles. - También se ha creado “hsvThresholder.py” que nos ayuda a averiguar el filtro HSV que se debe aplicar para aislar un color concreto.</text:p>
      <text:p text:style-name="P45">- Introducir fase de aprendizaje en “gradientes.py” y en pensar en mejoras adicionales (la parte de la transformada de Hough debe mejorarse).</text:p>
      <text:p text:style-name="P46"/>
      <text:p text:style-name="P47">30/11/22</text:p>
      <text:p text:style-name="P48">- Se ha enviado un correo a Miguel Ángel, ya que la detección de líneas horizontales en las fotos de Mercadona no va del todo bien y la detección de códigos de barras menos aún porque son muy pequeños.<text:s/></text:p>
      <text:p text:style-name="P49">- En “gradientes.py” se han creado unas líneas para el caso de las fotos de la gasolinera y otras para el caso de las fotos del Mercadona, de esta manera se parametrizan las máscaras, umbrales, etc de manera diferente.</text:p>
      <text:p text:style-name="P50"/>
      <text:p text:style-name="P51">08/12/22</text:p>
      <text:p text:style-name="Standard"><text:span text:style-name="T52">- Se han revisado todas las funciones de “gradientes.py” para ver si modificando algún flag o añadiendo o quitando alguno mejoraba el comportamiento, parece ser que no. Tan solo mirar el<text:s/></text:span><text:span text:style-name="T53">ksize</text:span><text:span text:style-name="T54"><text:s/>de la función<text:s/></text:span><text:span text:style-name="T55">cv2.Sobel.</text:span></text:p>
      <text:p text:style-name="P56"/>
      <text:p text:style-name="Standard">19/12/22</text:p>
      <text:p text:style-name="Standard">- Si supongo que las bandas horizontales están equiespaciadas, si por ejemplo detecto una banda a 1/3 de la altura y otra a 1/2 (dos bandas consecutivas), puedo buscar otra banda que el algoritmo no ha detectado inicialmente a la altura (1/2 - 1/3) + 1/2 = 2/3.</text:p>
      <text:p text:style-name="Standard">- También idea de Miguel Ángel: si de una banda detecto solo una línea,<text:s/><text:span text:style-name="T57">podría tratar de averiguar si es la línea que delimita por encima o por debajo y rellenar la banda para el lado que sea, es decir, si por ejemplo es la línea de arriba, rellenar la banda hacia abajo</text:span>.<text:s/></text:p>
      <text:soft-page-break/>
      <text:p text:style-name="Standard">- Puedo suponer por ahora conocido el número de bandas que tiene la estantería. <text:s/></text:p>
      <text:p text:style-name="P58"/>
      <text:p text:style-name="P59">20/12/22</text:p>
      <text:p text:style-name="P60">- Se ha logrado crear un vector que guarde las líneas que no se emparejan en “vector_desechadas”, se ha debido tener cuidado de ver si los dos últimos elementos del vector de alturas se emparejan o si, por el contrario, tenemos el último elemento sin tener con quién emparejarlo y por tanto se añade al vector de líneas desechadas (sin pareja).</text:p>
      <text:p text:style-name="P61"/>
      <text:p text:style-name="P62">21/12//22</text:p>
      <text:p text:style-name="P63">- Se ha sacado el número de parejas echas para compararlo con el número de bandas de la estantería que se supone conocido por ahora y, así poder saber si faltan bandas por detectar o no. También se ha sacado el número de líneas desechadas.</text:p>
      <text:p text:style-name="P64"/>
      <text:p text:style-name="P65">22/12/22</text:p>
      <text:p text:style-name="Standard"><text:span text:style-name="T66">- Se ha avanzado en el relleno de líneas desechadas, se rellenará hacia ambos lados, se hará una AND de cada uno con el filtro de color y la que dé más píxeles en blanco será el relleno hacia el lado correcto.</text:span></text:p>
      <text:p text:style-name="P67"/>
      <text:p text:style-name="P68">26/12/22</text:p>
      <text:p text:style-name="P69">- Se ha creado casi al completo el algoritmo de creación de bandas artificiales. El problema es que las bandas no están equiespaciadas completamente, luego al usar la separación entre dos bandas consecutivas para crear otra banda, no queda encima de la banda que faltaba. Habrá que pensar en una forma de subir o bajar un poco la banda o de hacerla más ancha.<text:s/></text:p>
      <text:p text:style-name="P70"/>
      <text:p text:style-name="P71">27/12/22</text:p>
      <text:p text:style-name="P72">- Se ha intentado arreglar el tema de la creación de bandas artificial pero no ha salido bien.</text:p>
      <text:p text:style-name="P73"/>
      <text:p text:style-name="P74">29/12/22</text:p>
      <text:p text:style-name="P75">- Se ha creado la parte de rellenar las líneas desechadas, por ahora rellena hacia ambos lados con el ancho igual al mayor de las parejas ya detectadas directamente a través de Hough.<text:s/></text:p>
      <text:p text:style-name="P76">- También hay que mirar que las líneas desechadas son realmente bordes de bandas horizontales o si por el contrario, son líneas ubicadas en la zona de los productos y que por tanto no sirven.</text:p>
      <text:p text:style-name="P77"/>
      <text:p text:style-name="P78">03/01/23</text:p>
      <text:p text:style-name="P79">- Se ha empezado la parte de aplicar un criterio para saber si es una línea de la zona de productos o no. Se comparará la línea desechada que estamos mirando con el límite inferior de la banda detectada más cercana por arriba. Se ha llegado a la conclusión que las líneas detectadas en zona de productos suelen estar ubicadas cuando acaban las cajas/tetrabricks por la parte de arriba, y entonces se mirará que el límite inferior de la banda justo por encima y la línea desechada estén cerca para saber que es una línea de productos y así no rellenarla.</text:p>
      <text:p text:style-name="P80">- Si por el contrario se detecta una línea en la parte de abajo de los productos no importa, porque nos ayudará a detectar el límite superior de la banda que está justo debajo de ese estante de productos.</text:p>
      <text:p text:style-name="P81"/>
      <text:p text:style-name="P82">04/01/23</text:p>
      <text:p text:style-name="P83">- Se ha obtenido el límite inferior de la banda de arriba más cerca de la línea desechada que se quiere rellenar. Uno de los problemas que sigue es saber hacia qué lado es el correcto para rellenar. Otro problema es que cuando se elimina definitivamente una línea, el índice del resto de líneas desechadas si queremos meterla en la máscara cambia también, se debe mirar eso bien.</text:p>
      <text:p text:style-name="P84"/>
      <text:p text:style-name="P85"/>
      <text:p text:style-name="P86"/>
      <text:soft-page-break/>
      <text:p text:style-name="P87">09/01/23</text:p>
      <text:p text:style-name="P88">- Se han obtenido unos valores de la tabla del principio con los que funciona más o menos bien el algoritmo de detección de líneas, emparejamiento y relleno/eliminación de líneas sueltas según el número de bandas a identificar.</text:p>
      <text:p text:style-name="P89"/>
      <text:p text:style-name="P90">11/01/23</text:p>
      <text:p text:style-name="P91">- Se ha terminado de obtener valores promedio de la tabla para el caso de 5 bandas. También se ha cambiado la gráfica de Hough para que aparezca una primera vez la máscara solo con las parejas detectadas directamente, y luego una segunda vez con la máscara final junto con las líneas rellenadas/bandas creadas artificialmente.</text:p>
      <text:p text:style-name="P92"><text:s/></text:p>
      <text:p text:style-name="P93">14/01/23</text:p>
      <text:p text:style-name="P94">- Se ha retocado una cosa en la creación de “mascara2” y se ha retocado también la creación de bandas artificiales, aun así, hay que tocarle cosas aún.<text:s/></text:p>
      <text:p text:style-name="P95">- También se han añadido 10 píxeles por arriba y 10 píxeles por debajo a las parejas directamente detectadas, para evitar que la etiqueta del código se quede cortada si la banda no está completamente horizontal.</text:p>
      <text:p text:style-name="P96"/>
      <text:p text:style-name="P97">16/01/23</text:p>
      <text:p text:style-name="P98">- Se ha terminado el algoritmo de creación de bandas artificiales, revisarlo por si se ocurre una manera de mejorarlo.<text:s/></text:p>
      <text:p text:style-name="P99">- Se han ensanchado los 10 píxeles de las parejas directamente detectadas a 20 píxeles.<text:s/></text:p>
      <text:p text:style-name="P100"/>
      <text:p text:style-name="P101">19/01/23</text:p>
      <text:p text:style-name="P102">- Si se quiere hacer algo aplicando un filtro al color, hay que tener cuidado con los reflejos de la luz sobre el plástico que suele haber delante de las bandas horizontales.</text:p>
      <text:p text:style-name="P103"/>
      <text:p text:style-name="P104">23/01/23</text:p>
      <text:p text:style-name="P105">- Enviado correo a Miguel Ángel. Las líneas de las bandas centrales se identifican siempre con Hough, las que no se detectan algunas veces son las que están arriba o abajo del todo. Se ha estado intentando quitar el reflejo de la luz en el plástico de las bandas con “quitar_reflejos.py” pero da error cv2.inpaint().</text:p>
      <text:p text:style-name="P106"/>
      <text:p text:style-name="P107">24/01/23</text:p>
      <text:p text:style-name="P108">- Se sigue intentando quitar los reflejos de la luz pero sin éxito, se ha preguntado en StackOverflow.</text:p>
      <text:p text:style-name="P109"/>
      <text:p text:style-name="P110">25/01/23</text:p>
      <text:p text:style-name="P111">- Se ha solucionado el problema de los reflejos poniendo a color la media de los píxeles con más de (200, 200, 200) que son los que tienen el reflejo y están a un tono bastante cercano al blanco. Quizás para que quede mejor, quitar solo el reflejo de los píxeles comprendido entre las bandas detectadas/rellenadas/creadas y que además superen el (200, 200, 200).</text:p>
      <text:p text:style-name="P112"/>
      <text:p text:style-name="P113">26/01/23</text:p>
      <text:p text:style-name="P114">- Se ha comenzado el algoritmo para eliminar parejas en la zona de productos.</text:p>
      <text:p text:style-name="P115"/>
      <text:p text:style-name="P116">30/01/23</text:p>
      <text:p text:style-name="P117">- Se ha terminado el algoritmo de eliminar parejas de los productos pero que hay que mejorarlo aún.<text:s/></text:p>
      <text:p text:style-name="P118">- También se ha empezado a crear funciones para hacer el código más modular y para que además quede más limpio.</text:p>
      <text:p text:style-name="P119"/>
      <text:p text:style-name="P120">31/01/23</text:p>
      <text:p text:style-name="P121">- Se ha seguido creando funciones para cada paso.</text:p>
      <text:soft-page-break/>
      <text:p text:style-name="P122">01/02/23</text:p>
      <text:p text:style-name="P123">- Se han organizado los plots.</text:p>
      <text:p text:style-name="P124"/>
      <text:p text:style-name="P125">02/02/23</text:p>
      <text:p text:style-name="P126">- Recibida respuesta del correo del 23/01. Propone al igual que se ha pensado, calcular la transformada de Hough por franjas, de esta manera se evita que se concentren todas las líneas detectadas en la zona central (entre 1/3 y 2/3 de la altura de la imagen).<text:s/></text:p>
      <text:p text:style-name="Standard"><text:span text:style-name="T127">- Se ha empezado a hacer, hay que unir los 4 “lines” en uno y pasarle eso a la función “</text:span><text:span text:style-name="T128">seleccion_lineas_definitivas()”.</text:span></text:p>
      <text:p text:style-name="P129"/>
      <text:p text:style-name="P130">06/02/23</text:p>
      <text:p text:style-name="P131">- Se ha logrado unir los 4 “lines” y pasarlos a “seleccion_lineas_definitivas()”.<text:s/></text:p>
      <text:p text:style-name="P132">- Hay que revisar los algoritmos de relleno de líneas sueltas, creación de bandas artificiales y eliminación de bandas en zonas de productos.<text:s/></text:p>
      <text:p text:style-name="P133"/>
      <text:p text:style-name="P134">07/02/23</text:p>
      <text:p text:style-name="P135">- Revisado el relleno de líneas y la creación de bandas artificiales.<text:s/></text:p>
      <text:p text:style-name="Standard"><text:span text:style-name="T136">- Quizás sacar el “vector_ocupacion” en “</text:span><text:span text:style-name="T137">emparejamiento_lineas()” para luego usarlo como una de las condiciones para rellenar una línea suelta en “</text:span><text:span text:style-name="T138">relleno_lineas_sueltas()”.<text:s/></text:span><text:span text:style-name="T139">Quizás pare ello se deba pedir como condición al hacer la foto que la banda de más arriba y la de más abajo estén cerca del límite superior e inferior de la imagen respectivamente para aprovecharlo al calcular el “vector_ocupación”.</text:span></text:p>
      <text:p text:style-name="P140">- Mirar que en “emparejamiento_lineas()” no se formen más parejas que número de bandas posibles y comprobar que dos parejas no están en la misma franja.<text:s/></text:p>
      <text:p text:style-name="P141"/>
      <text:p text:style-name="P142">08/02/23</text:p>
      <text:p text:style-name="P143">- Se ha pasado el cálculo de “vector_ocupacion” a “emparejamiento_lineas()”.</text:p>
      <text:p text:style-name="Standard"><text:span text:style-name="T144">- Hay que pensar cómo hacer la condición bien para rellenar las líneas desechadas en “</text:span><text:span text:style-name="T145">relleno_lineas_sueltas()” usando el “vector_ocupacion”.</text:span></text:p>
      <text:p text:style-name="P146"/>
      <text:p text:style-name="P147">09/02/23</text:p>
      <text:p text:style-name="P148">- Impuesta la condición para rellenar una línea aparte de la condición de estar 2/3 veces por debajo del ancho máximo y que haya menos parejas formadas que bandas a detectar.</text:p>
      <text:p text:style-name="P149"/>
      <text:p text:style-name="P150">13/02/23</text:p>
      <text:p text:style-name="P151">- Se ha introducido el cálculo del vector ocupación tras la eliminación de bandas.<text:s/></text:p>
      <text:p text:style-name="P152">- La detección de bandas está casi terminada.</text:p>
      <text:p text:style-name="P153">- Hay que ponerse pronto con la detección de códigos de barras.</text:p>
      <text:p text:style-name="P154"/>
      <text:p text:style-name="P155">14/02/23</text:p>
      <text:p text:style-name="P156">- Se han ajustado el resto de valores de la tabla para el resto de números de bandas, con 2 bandas es como peor funciona el algoritmo.</text:p>
      <text:p text:style-name="P157">- Por ahora se va a dejar así y se va a pasar a la detección de códigos de barras en las bandas detectadas.</text:p>
      <text:p text:style-name="P158"/>
      <text:p text:style-name="P159">17/02/23</text:p>
      <text:p text:style-name="P160">- Enviado correo a MA comentándole que está más o menos acabada la detección de bandas y que pasamos a la detección de códigos de barras. Para ello nos ha respondido que emulemos el barrido de las bandas con el zoom de la cámara haciendo fotos más cercanas de las bandas en las que se pueda sacar bien los códigos (se usará gradientes).</text:p>
      <text:p text:style-name="P161"/>
      <text:p text:style-name="P162"/>
      <text:soft-page-break/>
      <text:p text:style-name="P163">23/02/23</text:p>
      <text:p text:style-name="P164">- He sacado los códigos de barras usando gradientes, ajustar dimensiones de los parámetros “kernel1” y “kernel2” según distancia de la cámara a la estantería.</text:p>
      <text:p text:style-name="P165"/>
      <text:p text:style-name="P166">01/03/23</text:p>
      <text:p text:style-name="P167">- Probando a sacar los códigos de barras con el recorte del zoom que se le ha hecho a una imagen.</text:p>
      <text:p text:style-name="P168"/>
      <text:p text:style-name="P169">02/03/23</text:p>
      <text:p text:style-name="P170">- Se ha ido a hacer fotos a la gasolinera para 2, 3 y 4 bandas (de 5 no había). También se han hecho foto de códigos de barra de cerca emulando el zoom de la cámara al hacer el barrido de las bandas.</text:p>
      <text:p text:style-name="P171"/>
      <text:p text:style-name="P172">04/03/23</text:p>
      <text:p text:style-name="P173">- El código original se ha renombrado a “líneas.py” ya que se ha dejado solo la parte de código que calcula las bandas.</text:p>
      <text:p text:style-name="P174">- Para la parte de código que calcula los gradientes se ha creado el código “gradientes.py”, que recibirá las imágenes con zoom.</text:p>
      <text:p text:style-name="P175">- Se ha probado con las fotos de la gasolinera, hay que aumentar el rango de ángulos en Hough para que funcione más o menos bien.</text:p>
      <text:p text:style-name="P176"/>
      <text:p text:style-name="P177">05/03/23</text:p>
      <text:p text:style-name="P178">- Se ha hecho la parte de las franjas y Hough para 2 y 3 bandas (se ha copiado el código y se ha adaptado).<text:s/></text:p>
      <text:p text:style-name="Standard"><text:span text:style-name="T179">- Ajustado valores de kernels en la apertura y cierre de “gradientes.py” pero quedan algunos puntos sueltos si salen partes de etiquetas de los productos en las imágenes. Idea: establecer un umbral de píxeles, si son pocos píxeles se supone puntos espúreos y se eliminan o usar<text:s/></text:span>cv2.findContours o simplemente erosionar. Aunque perdamos píxeles de los códigos de barras, el píxel central del código de barras sigue siendo el mismo luego para localizar el punto del código de barras en el mapa no cambia.</text:p>
      <text:p text:style-name="Standard"/>
      <text:p text:style-name="Standard">06/03/23</text:p>
      <text:p text:style-name="Standard">- En “gradientes.py” se han adaptado las imágenes de la carpeta “Fotos gasolinera/Zoom” usando Hough y quedándonos solo con la banda que estará centrada y eliminando el resto (productos). De esta manera al hacer gradientes, cierre y apertura se obtienen directamente los códigos de barras sin puntos espúreos.</text:p>
      <text:p text:style-name="P180">- Probar a quitar los reflejos de los códigos de barra en “gradientes.py” y sacar los putos centrales de los códigos de barras.</text:p>
      <text:p text:style-name="P181">- En “líneas.py” hacer el algoritmo de manera iterativa, tipo que vea una vez formadas las bandas y ver si están repartidas por toda la imagen, en caso contrario, agrupar las bandas de nuevo y ver si se obtiene un mejor resultado.</text:p>
      <text:p text:style-name="P182"/>
      <text:p text:style-name="P183">07/03/23</text:p>
      <text:p text:style-name="P184">- En “gradientes.py” se ha obtenido el contorno y píxel central de los códigos de barras identificados, además se han representado en la imagen enmascarada (“masked”).</text:p>
      <text:p text:style-name="P185">- Se ha enviado un correo a Miguel Ángel preguntando qué criterio usar para saber si una banda identificada es realmente <text:s/>una banda o estamos en zona de productos. Con el robot es fácil porque al hacer un barrido con zoom, si detectamos códigos confirmamos que es una banda y guardamos esa altura para buscar bandas a la misma altura en las siguientes imágenes, y si no detectamos códigos deducimos que estamos en zona de productos. Pero con la imagen solo no sé cómo hacerlo. En la respuesta dice que hagamos una foto de cerca es decir, aplicamos el algoritmo, vemos las bandas que nos da, hacemos una/varias fotos de cerca de esas bandas teóricas y si al aplicar “gradientes.py” detectamos códigos, guardamos esas alturas en un vector de alturas definitivas y si no detectamos nada, significa que estamos en zona de productos y desechamos esa altura.</text:p>
      <text:soft-page-break/>
      <text:p text:style-name="P186">12/03/23</text:p>
      <text:p text:style-name="P187">- Se ha comenzado a crear la fase de aprendizaje en “líneas.py”.<text:s/></text:p>
      <text:p text:style-name="P188"/>
      <text:p text:style-name="P189">13/03/23</text:p>
      <text:p text:style-name="Standard"><text:span text:style-name="T190">- Se ha usado “</text:span><text:span text:style-name="T191">pip install natsort” para instalar natsort. Con esto se logra abrir las imágenes en orden, es decir, ‘1.jpg’, ‘2.jpg’, ‘3.jpg’… Esto se ha realizado en el código de prueba “prueba_lectura_imagenes.py”.</text:span></text:p>
      <text:p text:style-name="P192">- También se ha realizado el doble bucle en “prueba_lectura_imagenes.py” y luego se ha metido en “líneas.py”, el primer bucle for para leer las imágenes normales y luego un bucle dentro para leer todas las imágenes de cerca que emulan el zoom. Si por ejemplo son 3 bandas, este segundo bucle tendría que leer 3 imágenes (una imagen de cerca de cada banda identificada por el algoritmo para buscar códigos de barras).</text:p>
      <text:p text:style-name="Normal">- Se ha creado en “gradientes.py” la función “<text:span text:style-name="T193">calcula_banda_central()”, para poder llamarla desde “líneas.py”.</text:span></text:p>
      <text:p text:style-name="P194"/>
      <text:p text:style-name="P195">14/03/23</text:p>
      <text:p text:style-name="Normal"><text:span text:style-name="T196">- Para el tema de cambiar las direcciones de donde se leen las imágenes, quizás se puede usar un vector y en cada posición guardar una dirección, en cada iteración se incrementará el índice.</text:span></text:p>
      <text:p text:style-name="P197">- Realizada fase de aprendizaje al final de cada imagen leída, ahora hay que usar eso a la hora de coger las bandas para las imágenes siguientes.</text:p>
      <text:p text:style-name="P198"/>
      <text:p text:style-name="P199">15/03/23</text:p>
      <text:p text:style-name="P200">- Se ha pasado Hough por franjas a una función, hay que mirar cómo reducir el tamaño de esa función y así evitar copiar tantas veces lo mismo.</text:p>
      <text:p text:style-name="Normal">- En “<text:span text:style-name="T201">emparejamiento_lineas()</text:span>”, se ha introducido un caso para contemplar cuando tenemos tres líneas prácticamente consecutivas para emparejar. Así nos quedaremos con las dos líneas más exteriores de las tres.</text:p>
      <text:p text:style-name="Normal">- En “<text:span text:style-name="T202">relleno_</text:span><text:span text:style-name="T203">lineas</text:span><text:span text:style-name="T204">_sueltas()”, se han metido condiciones para cuando al restar la altura menos el ancho obtenemos un valor menor a 0 o si por el contrario, al sumar la altura más el ancho obtenemos un valor mayor a 3000.</text:span></text:p>
      <text:p text:style-name="Normal"><text:span text:style-name="T205">- Cuando se elimina una línea definitivamente en<text:s/></text:span>“<text:span text:style-name="T206">relleno_</text:span><text:span text:style-name="T207">lineas</text:span><text:span text:style-name="T208">_sueltas()”, se le ha restado 1 a todos los elementos de “vector_indices” para que se siga realizando bien.</text:span></text:p>
      <text:p text:style-name="P209"/>
      <text:p text:style-name="P210">16/03/23</text:p>
      <text:p text:style-name="P211">- Revisado que el algoritmo para modificar los valores de “vector_indices” va bien.</text:p>
      <text:p text:style-name="P212"/>
      <text:p text:style-name="P213">17/03/23</text:p>
      <text:p text:style-name="P214">- Establecidas las condiciones en la fase de aprendizaje para modificar los valores del vector por primera vez, y los casos en los que se puede estrechar alguna de las bandas ya guardadas en “vector_aprendizaje”.</text:p>
      <text:p text:style-name="P215">- Ahora hay que ver cómo usar el “vector_aprendizaje” a la hora de coger las bandas para la siguiente imagen.</text:p>
      <text:p text:style-name="P216"/>
      <text:p text:style-name="P217">20/03/23</text:p>
      <text:p text:style-name="P218">- Se ha creado una función llamada “fase_aprendizaje()” para usar la información de “vector_aprendizaje” en la imagen siguiente”. Hay que ver cómo usar o si se van a usar las líneas desechadas en esa fase de aprendizaje.</text:p>
      <text:p text:style-name="P219"/>
      <text:p text:style-name="P220">23/03/23</text:p>
      <text:p text:style-name="Normal"><text:span text:style-name="T221">- Se ha terminado prácticamente la función “fase_aprendizaje()”. Quizás más adelante hay que retocarla.<text:s/></text:span></text:p>
      <text:p text:style-name="Normal"/>
      <text:soft-page-break/>
      <text:p text:style-name="P222">27/03/23</text:p>
      <text:p text:style-name="Normal"><text:span text:style-name="T223">- Se ha creado “completar</text:span><text:span text:style-name="T224">_bandas_aprendizaje()”, para completar las bandas que se quedan a medias solo con el límite superior o inferior tras la fase de aprendizaje. Se usará el ancho de las bandas que sí están completas para obtener el límite que falta.</text:span></text:p>
      <text:p text:style-name="P225">- Se ha metido el trozo de código para sacar “vector_ocupacion” al final de</text:p>
      <text:p text:style-name="Standard"><text:span text:style-name="T226">“completar</text:span><text:span text:style-name="T227">_bandas_aprendizaje</text:span><text:span text:style-name="T228"><text:s/>()” tras completar las bandas que estaban a medias.</text:span></text:p>
      <text:p text:style-name="P229"/>
      <text:p text:style-name="P230">28/03/23</text:p>
      <text:p text:style-name="P231">- Se ha rellenado artificialmente “vector_mascara” para resolver el problema de la línea de “altura2_media”. Ahora también con obtener una sola separación, ya nos quedamos con esa sin buscar más.<text:s/></text:p>
      <text:p text:style-name="P232"/>
      <text:p text:style-name="P233">29/03/23</text:p>
      <text:p text:style-name="P234">- Se han arreglado bastantes detalles que han dado error al utilizar la fase de aprendizaje.</text:p>
      <text:p text:style-name="P235"/>
      <text:p text:style-name="P236">31/03/23</text:p>
      <text:p text:style-name="P237">- Se ha probado la fase de aprendizaje con las 4 secuencias, pero hay fallos en la parte de rellenar con bandas artificiales. Hay que repasarlo y arreglarlo.</text:p>
      <text:p text:style-name="P238">- Se va a cambiar la estructura del programa. En lugar de usar “emparejamiento_lineas()” solo en la primera iteración (es decir solo con la primera imagen), se va a usar con todas y una vez echo los emparejamientos, comparamos eso con “vector_aprendizaje” a partir de la segunda imagen inclusive.<text:s/></text:p>
      <text:p text:style-name="P239"><text:span text:style-name="T240">- De esta manera probablemente sobre la función “completar</text:span><text:span text:style-name="T241">_bandas_aprendizaje()”, pero se mirará si se debe rellenar alguna de las líneas sueltas.</text:span></text:p>
      <text:p text:style-name="Normal"><text:span text:style-name="T242">- Se va a probar a poner la función “</text:span><text:span text:style-name="T243">eliminacion_bandas_productos()</text:span><text:span text:style-name="T244">” justo después de hacer el emparejamiento, es decir, después de la función<text:s/></text:span><text:span text:style-name="T245">“emparejamiento_lineas()”</text:span><text:span text:style-name="T246">.</text:span></text:p>
      <text:p text:style-name="P247"/>
      <text:p text:style-name="P248">03/04/23</text:p>
      <text:p text:style-name="P249">- Por ahora se va a realizar:</text:p>
      <text:list text:style-name="LFO1" text:continue-numbering="true">
        <text:list-item>
          <text:p text:style-name="P250">Búsqueda de líneas por Hough por franjas</text:p>
        </text:list-item>
        <text:list-item>
          <text:p text:style-name="P251">Selección líneas definitivas</text:p>
        </text:list-item>
        <text:list-item>
          <text:p text:style-name="P252">Emparejamiento de líneas</text:p>
        </text:list-item>
        <text:list-item>
          <text:p text:style-name="P253">Eliminación bandas en productos</text:p>
        </text:list-item>
        <text:list-item>
          <text:p text:style-name="P254">Fase de aprendizaje a partir de la segunda imagen (esto hay que modificarlo)</text:p>
        </text:list-item>
        <text:list-item>
          <text:p text:style-name="P255">Obtención del ancho de las parejas</text:p>
        </text:list-item>
        <text:list-item>
          <text:p text:style-name="P256">Completar bandas a medias</text:p>
        </text:list-item>
        <text:list-item>
          <text:p text:style-name="P257"><text:span text:style-name="T258">Creación de bandas artificiales</text:span></text:p>
        </text:list-item>
      </text:list>
      <text:p text:style-name="Normal">04/04/23</text:p>
      <text:p text:style-name="Normal">- Se ha comenzado a adaptar la función “fase_aprendizaje()” a la nueva estructura del programa. Se comparan las parejas formadas en la<text:s/><text:span text:style-name="T259">función<text:s/></text:span><text:span text:style-name="T260">“emparejamiento_lineas()”</text:span><text:span text:style-name="T261">con las de</text:span></text:p>
      <text:p text:style-name="Normal"><text:span text:style-name="T262">“</text:span><text:span text:style-name="T263">vector_aprendizaje”. Luego se va a mirar también las líneas desechadas y se comparan con “vector_aprendizaje”.</text:span></text:p>
      <text:p text:style-name="P264"/>
      <text:p text:style-name="P265">05/04/23</text:p>
      <text:p text:style-name="P266">- Se ha estado arreglando parte del código para la nueva estructura comentada el día 03/04/23.</text:p>
      <text:p text:style-name="P267"/>
      <text:p text:style-name="P268">10/04/23</text:p>
      <text:p text:style-name="Normal"><text:span text:style-name="T269">- En la función “</text:span>fase_aprendizaje()”<text:span text:style-name="T270">, las parejas formadas que no coinciden con alguna pareja de “vector_aprendizaje” se añaden también a las líneas desechadas. Además se ha creado “vector_mascara_def” genérico según el número de bandas a identificar.</text:span></text:p>
      <text:p text:style-name="P271">- Se han arreglado varias cosas de la función “fase_aprendizaje()”.</text:p>
      <text:soft-page-break/>
      <text:p text:style-name="P272">11/04/23</text:p>
      <text:p text:style-name="P273">- Se ha terminado de arreglar todas las cosas con la nueva estructura del programa. Por ahora está todo correcto, habrá que probar con varios datasets para verificar que no aparece nada raro.</text:p>
      <text:p text:style-name="P274">- Arreglado un fallo que había en la función “bandas_artitificales()”.</text:p>
      <text:p text:style-name="P275">- Se han puesto todos los vectores creados de manera genérica según el número de bandas o la longitud de alguna variable ya obtenida.</text:p>
      <text:p text:style-name="P276"/>
      <text:p text:style-name="P277">12/04/23</text:p>
      <text:p text:style-name="P278">- Enviado correo a Miguel Ángel con todo lo que hace el programa ahora mismo.<text:s/></text:p>
      <text:p text:style-name="P279">- También se ha cambiado una pequeña cosilla que tenía un IF dentro de otro y ahora se ha puesto con una and en uno solo.<text:s/></text:p>
      <text:p text:style-name="P280"/>
      <text:p text:style-name="P281">13/04/23</text:p>
      <text:p text:style-name="P282">- Recibido correo de Miguel Ángel, dice que la fase de aprendizaje mejora mucho el trabajo y que es hora de empezar a hacer la memoria. Aun así, le he comentado que me gustaría añadir tres cosas más al programa y dice que le parece bien:</text:p>
      <text:list text:style-name="LFO2" text:continue-numbering="true">
        <text:list-item>
          <text:p text:style-name="P283">Librería de openCV para obtener el código de los códigos de barras.</text:p>
        </text:list-item>
        <text:list-item>
          <text:p text:style-name="P284">Quitar reflejo de la luz antes de calcular gradientes en las imágenes con zoom.</text:p>
        </text:list-item>
        <text:list-item>
          <text:p text:style-name="P285"><text:span text:style-name="T286">Obtener las coordenadas reales de los códigos de barras sabiendo la posición del robot y que la cámara es 3D<text:s/></text:span><text:span text:style-name="T287">→</text:span><text:span text:style-name="T288"><text:s/>no solo da (x,y) sino que también da la profundidad (componente z).</text:span></text:p>
        </text:list-item>
      </text:list>
      <text:p text:style-name="P289">17/04/23</text:p>
      <text:p text:style-name="P290">-<text:s/>Se ha metido el detector de openCV en “barcode.py” para obtener la decodificación de los códigos de barra. Detecta los códigos y da las coordenadas de las esquinas más o menos bien, pero no es capaz de decodificar el código, quizás son pequeños para esa función.</text:p>
      <text:p text:style-name="P291"/>
      <text:p text:style-name="P292">HACER QUE EL NÚMERO DE BANDAS SE META POR EL TERMINAL O INCLUSO QUE LEA DEL PATH EL NOMBRE Y SEPA CUANTAS SON.</text:p>
      <text:p text:style-name="P293"/>
      <text:p text:style-name="P294">CREAR FUNCIÓN “CONFIGURACION_NUMERO_BANDAS()” PARA DAR VALOR A LAS VARIABLES DE LA TABLA SEGÚN EL NÚMERO DE BANDAS A DETECTAR.</text:p>
      <text:p text:style-name="P295"/>
      <text:p text:style-name="P296">ARREGLAR PROBLEMA EN FUNCIÓN “FASE_APRENDIZAJE()” CON “VECTOR_LIMITES_INFERIORES_DEF”, PARECE QUE RESERVA MÁS ESPACIO QUE CON EL MISMO VECTOR EN LA FUNCION “EMPAREJAMIENTO_LINEAS()”.</text:p>
      <text:p text:style-name="P297"/>
      <text:p text:style-name="Normal"><text:span text:style-name="T298">CREAR “VECTOR_MASCARA_DEF” GENÉRICO SEGÚN EL NÚMERO DE BANDAS EN LA FUNCIÓN “FASE_APRENDIZAJE()”</text:span></text:p>
      <text:p text:style-name="P299"/>
      <text:p text:style-name="P300">HACER UN MATCH ENTRE EL CENTRO DEL CÓDIGO DE BARRAS EN LAS IMÁGENES CON ZOOM Y LA IMAGEN SIN ZOOM PARA SABER LAS COORDENADAS REALES DEL PUNTO. MIRAR CÓMO SE HIZO EN AMPLI DE ROBÓTICA.</text:p>
      <text:p text:style-name="P301"/>
      <text:p text:style-name="P302">PROBAR A QUITAR LOS REFLEJOS EN LOS CÓDIGOS DE BARRAS</text:p>
      <text:p text:style-name="P303"/>
      <text:p text:style-name="Standard"><text:span text:style-name="T304">METER EN UNA FUNCIÓN LA PARTE DE DIVIDIR LA IMAGEN EN FRANJAS Y HACER HOUGH POR FRANJAS.<text:s/></text:span><text:span text:style-name="T305">MIRAR SI SE PUEDE HACER UN POCO MÁS EFICIENTE LA FUNCIÓN Y ASÍ EVITAR REPERTIR CÓDIGO TANTAS VECES.</text:span></text:p>
      <text:p text:style-name="P306"/>
      <text:p text:style-name="P307">INTRODUCIR FASE DE APRENDIZAJE EN EL CÓDIGO.</text:p>
      <text:p text:style-name="Standard"><text:span text:style-name="T308">IDEA 1</text:span><text:span text:style-name="T309">: OBTENER LAS LÍNEAS POR HOUGH Y SACAR UN VALOR DE A CUÁNTO ESTÁN SEPARADAS LAS LÍNEAS QUE SON PRÓXIMAS ENTRE SÍ QUE SERÁ EL ANCHO DE LAS BANDAS HORIZONTALES. SI LA SEPARACIÓN ES GRANDE, SIGNIFICARÁ QUE<text:s/></text:span><text:soft-page-break/><text:span text:style-name="T310">SE TRATA DEL LÍMITE INFERIOR DE UNA BANDA RESPECTO AL LÍMITE SUPERIOR DE LA BANDA SIGUIENTE Y SERÁ UN VALOR MÁS GRANDE QUE NO HABRÁ QUE TENER EN CUENTA (FIJAR UN TOPE DE SEPARACIÓN PARA TENER EN CUENTA EL VALOR O NO).<text:s/></text:span></text:p>
      <text:p text:style-name="Standard"><text:span text:style-name="T311">IDEA 2</text:span><text:span text:style-name="T312">: SI SE DETECTA UNA BANDA Y SE CONFIRMA QUE ES UNA BANDA, GUARDAR ESE LÍMITE SUPERIOR E INFERIOR EN UNA VECTOR O ALGO PARA COMPARARLO CON LAS ALTURAS OBTENIDAS EN EL SIGUIENTE FRAME, Y ASÍ PARTIR CON INFORMACIÓN DE ANTEMANO PARA EL SIGUIENTE FRAME (APRENDIZAJE).</text:span></text:p>
      <text:p text:style-name="P313"/>
      <text:p text:style-name="P314">SACAR FOTOS DE TODAS LAS ETAPAS DEL ALGORITMO (HOUGH, EMPAREJAMIENTO, RELLENO, BANDAS ARTIFICIALES, ELIMINACIÓN DE BANDAS…)</text:p>
      <text:p text:style-name="P315"/>
      <text:p text:style-name="Standard"><text:span text:style-name="T316">MIRAR SI PONER UNA CONDICIÓN CUANDO EMPAREJEMOS LAS LÍNEAS PARA EVITAR QUE SE FORMEN PAREJAS EN PRODUCTOS: TIPO QUE TENGA QUE ESTAR A UNA DISTANCIA DETERMINADA RESPECTO A LA ÚLTIMA PAREJA FORMADA PARA PODER FORMAR LA ACTUAL.</text:span></text:p>
      <text:p text:style-name="P317"/>
      <text:p text:style-name="Standard"><text:span text:style-name="T318">PROBAR A HACER HOUGH A PARTES DE LA IMAGEN, POR EJEMPLO HACER CUATRO HOUGHs, CALCULANDO HOUGH SOLO DE UN CUARTO DE LA IMAGEN.<text:s/></text:span></text:p>
      <text:p text:style-name="P319"/>
      <text:p text:style-name="P320">MIRAR LO DE AÑADIR LOS 20 PÍXELES POR ARRIBA Y POR ABAJO, REVISAR QUE SOLO SE HAGA EN LAS PAREJAS DIRECTAMENTE DETECTADAS Y QUE TAMBIÉN SE USE LOS DATOS DE LAS PAREJAS SIN ESE ENSANCHE PARA HACER LOS CÁLCULOS</text:p>
      <text:p text:style-name="P321"/>
      <text:p text:style-name="P322">SE DEBE DE HACER UN ALGORITMO ITERATIVO DE TAL MANERA QUE SI POR EJEMPLO FORMAMOS UNA PAREJA EN LOS PRODUCTOS, EL ALGORITMO RECONOZCA DE ALGUNA MANERA QUE ESA PAREJA ESTÁ MAL PARA DESECHARLA Y BUSCAR OTRA</text:p>
      <text:p text:style-name="P323"/>
      <text:p text:style-name="P324">A LA HORA DE CONSIDERAR DOS LÍNEAS COMO LA MISMA, ES MEJOR QUE NOS PASEMOS A QUEDARNOS CORTOS, PORQUE SI NOS PASAMOS SIMPLEMENTE NOS QUEDAREMOS SOLO CON UNA LÍNEA Y LA RELLENAREMOS, PERO SI NOS QUEDAMOS CORTOS, ES COMÚN QUE LAS BANDAS CENTRALES TENGAN LAS DOS LÍNEAS DE LOS BORDES, PERO OTRA EN MEDIO, QUE HACE QUE NOS QUEDEMOS CON LA MITAD SUPERIOR DE LA BANDA AL UNIR LA LÍNEA QUE DELIMITA POR ARRIBA CON LA LÍNEA QUE ESTÁ EN MITAD DE LA BANDA.</text:p>
      <text:p text:style-name="P325"/>
      <text:p text:style-name="P326">PARA SABER SI LAS BANDAS COGIDAS ESTÁN MAL, POR EJEMPLO, SE PUEDE MIRAR EL VECTOR OCUPACIÓN, SI SUPONEMOS POR EJEMPLO QUE TIENE 4 BANDAS, SI SOLO TIENE DOS ‘1’ Y TENEMOS YA TRES PAREJAS FORMADAS, SIGNIFICA QUE HAY DOS BANDAS DETECTADAS QUE ESTÁN DEMASIADO PRÓXIMAS</text:p>
      <text:p text:style-name="P327"/>
      <text:p text:style-name="P328">MIRAR CÓMO HACER EL RELLENO DE LÍNEAS SUELTAS HACIA EL LADO CORRECTO</text:p>
      <text:p text:style-name="P329"/>
      <text:p text:style-name="P330">MIRAR SI EN VEZ DE CREAR LAS BANDAS HORIZONTALES SOLO USANDO LAS ALTURAS, USAR MEJOR LAS LÍNEAS DETECTADAS CON SU INCLINACIÓN INCLUÍDA (SI LA TIENEN)</text:p>
      <text:p text:style-name="P331"/>
      <text:p text:style-name="P332">EN VEZ DE HACER UN CÓDIGO TAN LARGO, HACER FUNCIONES E IMPORTARLAS COMO EN AMPLI DE ROBÓTICA</text:p>
      <text:p text:style-name="P333"/>
      <text:soft-page-break/>
      <text:p text:style-name="Standard"><text:span text:style-name="T334">pip install opencv-contrib-python</text:span></text:p>
      <text:p text:style-name="Standard"/>
      <text:p text:style-name="Standard"/>
      <text:p text:style-name="Standard"/>
      <text:p text:style-name="P335">Error al ejecutar axis_camera/gazebo_simulation: parece que el servidor de los modelos no funciona</text:p>
      <text:p text:style-name="Standard"/>
      <text:p text:style-name="Standard"/>
      <text:p text:style-name="Standard"/>
      <text:p text:style-name="Standard">Cosas por hacer:</text:p>
      <text:p text:style-name="Standard">- Lograr ejecutar aplicación para hacer capturas y guardar comandos utilizados para redactarlo luego</text:p>
      <text:p text:style-name="Standard">- Entender más o menos cómo funciona la aplicación y los programas de la cámara</text:p>
      <text:p text:style-name="Standard">- Ejecutar launch para usar el reconocimiento de códigos de barras</text:p>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Standard">
      <style:paragraph-properties style:contextual-spacing="true" fo:margin-bottom="0.1111in"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HTMLconformatoprevio" style:display-name="HTML con formato previo"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Textodelmarcadordeposición" style:display-name="Texto del marcador de posición" style:family="text" style:parent-style-name="Fuentedepárrafopredeter.">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UAN DE DIOS HERRERA HURTADO</dc:creator>
    <meta:creation-date>2022-08-01T12:26:00Z</meta:creation-date>
    <dc:date>2023-04-17T12:42:00Z</dc:date>
    <meta:template xlink:href="Normal.dotm" xlink:type="simple"/>
    <meta:editing-cycles>201</meta:editing-cycles>
    <meta:editing-duration>PT558180S</meta:editing-duration>
    <meta:document-statistic meta:page-count="13" meta:paragraph-count="66" meta:word-count="5115" meta:character-count="33184" meta:row-count="234" meta:non-whitespace-character-count="28135"/>
  </office:meta>
</office:document-meta>
</file>